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loext:opacity="0%" style:font-name="Arial1" officeooo:rsid="003d5804" officeooo:paragraph-rsid="00a2b684"/>
    </style:style>
    <style:style style:name="P2" style:family="paragraph" style:parent-style-name="Standard">
      <style:paragraph-properties fo:text-align="justify" style:justify-single-word="false"/>
      <style:text-properties style:use-window-font-color="true" loext:opacity="0%" style:font-name="Arial1" officeooo:rsid="006e701b" officeooo:paragraph-rsid="006e701b"/>
    </style:style>
    <style:style style:name="P3" style:family="paragraph" style:parent-style-name="Standard">
      <style:paragraph-properties fo:text-align="justify" style:justify-single-word="false"/>
      <style:text-properties style:use-window-font-color="true" loext:opacity="0%" style:font-name="Arial1" officeooo:rsid="008dfbbb" officeooo:paragraph-rsid="008dfbbb"/>
    </style:style>
    <style:style style:name="P4" style:family="paragraph" style:parent-style-name="Standard">
      <style:paragraph-properties fo:text-align="center" style:justify-single-word="false"/>
      <style:text-properties style:use-window-font-color="true" loext:opacity="0%" style:font-name="Arial1" officeooo:rsid="00a1ac2d" officeooo:paragraph-rsid="00fccf6d"/>
    </style:style>
    <style:style style:name="P5" style:family="paragraph" style:parent-style-name="Standard">
      <style:paragraph-properties fo:text-align="justify" style:justify-single-word="false"/>
      <style:text-properties style:use-window-font-color="true" loext:opacity="0%" style:font-name="Arial1" officeooo:rsid="00a1ac2d" officeooo:paragraph-rsid="00a1ac2d"/>
    </style:style>
    <style:style style:name="P6" style:family="paragraph" style:parent-style-name="Standard">
      <style:text-properties style:use-window-font-color="true" loext:opacity="0%" style:font-name="Arial1" officeooo:rsid="00a2b684" officeooo:paragraph-rsid="00a2b684"/>
    </style:style>
    <style:style style:name="P7" style:family="paragraph" style:parent-style-name="Standard">
      <style:paragraph-properties fo:text-align="justify" style:justify-single-word="false"/>
      <style:text-properties style:use-window-font-color="true" loext:opacity="0%" style:font-name="Arial1" officeooo:rsid="00a2b684" officeooo:paragraph-rsid="00a2b684"/>
    </style:style>
    <style:style style:name="P8" style:family="paragraph" style:parent-style-name="Standard">
      <style:paragraph-properties fo:text-align="justify" style:justify-single-word="false"/>
      <style:text-properties style:use-window-font-color="true" loext:opacity="0%" style:font-name="Arial1" officeooo:rsid="00a2b684" officeooo:paragraph-rsid="01c66378"/>
    </style:style>
    <style:style style:name="P9" style:family="paragraph" style:parent-style-name="Standard">
      <style:text-properties style:use-window-font-color="true" loext:opacity="0%" style:font-name="Arial1" officeooo:rsid="00ab94fe" officeooo:paragraph-rsid="00ab94fe"/>
    </style:style>
    <style:style style:name="P10" style:family="paragraph" style:parent-style-name="Standard">
      <style:paragraph-properties fo:text-align="justify" style:justify-single-word="false"/>
      <style:text-properties style:use-window-font-color="true" loext:opacity="0%" style:font-name="Arial1" officeooo:rsid="00ab94fe" officeooo:paragraph-rsid="0102563c"/>
    </style:style>
    <style:style style:name="P11" style:family="paragraph" style:parent-style-name="Standard">
      <style:paragraph-properties fo:text-align="justify" style:justify-single-word="false"/>
      <style:text-properties style:use-window-font-color="true" loext:opacity="0%" style:font-name="Arial1" officeooo:rsid="00ab94fe" officeooo:paragraph-rsid="00ab94fe"/>
    </style:style>
    <style:style style:name="P12" style:family="paragraph" style:parent-style-name="Text_20_body">
      <style:paragraph-properties fo:text-align="justify" style:justify-single-word="false"/>
      <style:text-properties style:use-window-font-color="true" loext:opacity="0%" style:font-name="Arial1" officeooo:rsid="00ab94fe" officeooo:paragraph-rsid="00ab94fe"/>
    </style:style>
    <style:style style:name="P13" style:family="paragraph" style:parent-style-name="Standard">
      <style:paragraph-properties fo:text-align="justify" style:justify-single-word="false"/>
      <style:text-properties style:use-window-font-color="true" loext:opacity="0%" style:font-name="Arial1" officeooo:rsid="0050cba3" officeooo:paragraph-rsid="00ccee2d"/>
    </style:style>
    <style:style style:name="P14" style:family="paragraph" style:parent-style-name="Standard">
      <style:text-properties style:use-window-font-color="true" loext:opacity="0%" style:font-name="Arial1" officeooo:rsid="005ff2e5" officeooo:paragraph-rsid="005ff2e5"/>
    </style:style>
    <style:style style:name="P15" style:family="paragraph" style:parent-style-name="Standard">
      <style:paragraph-properties fo:text-align="justify" style:justify-single-word="false"/>
      <style:text-properties style:use-window-font-color="true" loext:opacity="0%" style:font-name="Arial1" officeooo:rsid="005ff2e5" officeooo:paragraph-rsid="005ff2e5"/>
    </style:style>
    <style:style style:name="P16" style:family="paragraph" style:parent-style-name="Standard">
      <style:paragraph-properties fo:text-align="justify" style:justify-single-word="false"/>
      <style:text-properties style:use-window-font-color="true" loext:opacity="0%" style:font-name="Arial1" officeooo:rsid="002419f2" officeooo:paragraph-rsid="002419f2"/>
    </style:style>
    <style:style style:name="P17" style:family="paragraph" style:parent-style-name="Standard">
      <style:paragraph-properties fo:text-align="justify" style:justify-single-word="false"/>
      <style:text-properties style:use-window-font-color="true" loext:opacity="0%" style:font-name="Arial1" officeooo:rsid="002419f2" officeooo:paragraph-rsid="012a47cb"/>
    </style:style>
    <style:style style:name="P18" style:family="paragraph" style:parent-style-name="Standard">
      <style:paragraph-properties fo:text-align="justify" style:justify-single-word="false"/>
      <style:text-properties style:use-window-font-color="true" loext:opacity="0%" style:font-name="Arial1" officeooo:rsid="002419f2" officeooo:paragraph-rsid="01f1f236"/>
    </style:style>
    <style:style style:name="P19" style:family="paragraph" style:parent-style-name="Standard">
      <style:paragraph-properties fo:text-align="center" style:justify-single-word="false"/>
      <style:text-properties style:use-window-font-color="true" loext:opacity="0%" style:font-name="Arial1" officeooo:rsid="00c2672a" officeooo:paragraph-rsid="00c2672a"/>
    </style:style>
    <style:style style:name="P20" style:family="paragraph" style:parent-style-name="Standard">
      <style:paragraph-properties fo:text-align="center" style:justify-single-word="false"/>
      <style:text-properties style:use-window-font-color="true" loext:opacity="0%" style:font-name="Arial1" officeooo:rsid="00ccee2d" officeooo:paragraph-rsid="00ccee2d"/>
    </style:style>
    <style:style style:name="P21" style:family="paragraph" style:parent-style-name="Standard">
      <style:paragraph-properties fo:text-align="center" style:justify-single-word="false"/>
      <style:text-properties style:use-window-font-color="true" loext:opacity="0%" style:font-name="Arial1" officeooo:rsid="00f610d7" officeooo:paragraph-rsid="00f610d7"/>
    </style:style>
    <style:style style:name="P22" style:family="paragraph" style:parent-style-name="Standard">
      <style:paragraph-properties fo:text-align="center" style:justify-single-word="false"/>
      <style:text-properties style:use-window-font-color="true" loext:opacity="0%" style:font-name="Arial1" officeooo:rsid="001f83d5" officeooo:paragraph-rsid="001f83d5"/>
    </style:style>
    <style:style style:name="P23" style:family="paragraph" style:parent-style-name="Standard">
      <style:paragraph-properties fo:text-align="center" style:justify-single-word="false"/>
      <style:text-properties style:use-window-font-color="true" loext:opacity="0%" style:font-name="Arial1" officeooo:rsid="00e8f50c" officeooo:paragraph-rsid="00e8f50c"/>
    </style:style>
    <style:style style:name="P24" style:family="paragraph" style:parent-style-name="Standard">
      <style:paragraph-properties fo:text-align="center" style:justify-single-word="false"/>
      <style:text-properties style:use-window-font-color="true" loext:opacity="0%" style:font-name="Arial1" officeooo:rsid="0102563c" officeooo:paragraph-rsid="01038a20"/>
    </style:style>
    <style:style style:name="P25" style:family="paragraph" style:parent-style-name="Standard">
      <style:paragraph-properties fo:text-align="justify" style:justify-single-word="false"/>
      <style:text-properties style:use-window-font-color="true" loext:opacity="0%" style:font-name="Arial1" officeooo:rsid="0102563c" officeooo:paragraph-rsid="01038a20"/>
    </style:style>
    <style:style style:name="P26" style:family="paragraph" style:parent-style-name="Standard">
      <style:paragraph-properties fo:text-align="justify" style:justify-single-word="false"/>
      <style:text-properties style:use-window-font-color="true" loext:opacity="0%" style:font-name="Arial1" officeooo:rsid="00617174" officeooo:paragraph-rsid="00ee2d6c"/>
    </style:style>
    <style:style style:name="P27" style:family="paragraph" style:parent-style-name="Standard">
      <style:paragraph-properties fo:text-align="justify" style:justify-single-word="false"/>
      <style:text-properties style:use-window-font-color="true" loext:opacity="0%" style:font-name="Arial1" officeooo:rsid="00b3f42d" officeooo:paragraph-rsid="00b3f42d"/>
    </style:style>
    <style:style style:name="P28" style:family="paragraph" style:parent-style-name="Standard">
      <style:paragraph-properties fo:text-align="justify" style:justify-single-word="false"/>
      <style:text-properties style:use-window-font-color="true" loext:opacity="0%" style:font-name="Arial1" officeooo:rsid="00b5506d" officeooo:paragraph-rsid="00b5506d"/>
    </style:style>
    <style:style style:name="P29" style:family="paragraph" style:parent-style-name="Standard">
      <style:paragraph-properties fo:text-align="justify" style:justify-single-word="false"/>
      <style:text-properties style:use-window-font-color="true" loext:opacity="0%" style:font-name="Arial1" officeooo:rsid="00a496b4" officeooo:paragraph-rsid="00a496b4"/>
    </style:style>
    <style:style style:name="P30" style:family="paragraph" style:parent-style-name="Standard">
      <style:paragraph-properties fo:text-align="justify" style:justify-single-word="false"/>
      <style:text-properties style:use-window-font-color="true" loext:opacity="0%" style:font-name="Arial1" officeooo:rsid="00a7eb78" officeooo:paragraph-rsid="00a7eb78"/>
    </style:style>
    <style:style style:name="P31" style:family="paragraph" style:parent-style-name="Standard">
      <style:paragraph-properties fo:text-align="justify" style:justify-single-word="false"/>
      <style:text-properties style:use-window-font-color="true" loext:opacity="0%" style:font-name="Arial1" officeooo:rsid="009a0585" officeooo:paragraph-rsid="009a0585"/>
    </style:style>
    <style:style style:name="P32" style:family="paragraph" style:parent-style-name="Standard">
      <style:paragraph-properties fo:text-align="justify" style:justify-single-word="false"/>
      <style:text-properties style:use-window-font-color="true" loext:opacity="0%" style:font-name="Arial1" officeooo:rsid="009bcfc3" officeooo:paragraph-rsid="009bcfc3"/>
    </style:style>
    <style:style style:name="P33" style:family="paragraph" style:parent-style-name="Standard">
      <style:paragraph-properties fo:text-align="justify" style:justify-single-word="false"/>
      <style:text-properties style:use-window-font-color="true" loext:opacity="0%" style:font-name="Arial1" officeooo:rsid="009bcfc3" officeooo:paragraph-rsid="01bdb58a"/>
    </style:style>
    <style:style style:name="P34" style:family="paragraph" style:parent-style-name="Standard">
      <style:paragraph-properties fo:text-align="justify" style:justify-single-word="false"/>
      <style:text-properties style:use-window-font-color="true" loext:opacity="0%" style:font-name="Arial1" officeooo:rsid="008606b7" officeooo:paragraph-rsid="008606b7"/>
    </style:style>
    <style:style style:name="P35" style:family="paragraph" style:parent-style-name="Standard">
      <style:paragraph-properties fo:text-align="justify" style:justify-single-word="false"/>
      <style:text-properties style:use-window-font-color="true" loext:opacity="0%" style:font-name="Arial1" officeooo:rsid="00f75e05" officeooo:paragraph-rsid="00f75e05"/>
    </style:style>
    <style:style style:name="P36" style:family="paragraph" style:parent-style-name="Standard">
      <style:paragraph-properties fo:text-align="justify" style:justify-single-word="false"/>
      <style:text-properties style:use-window-font-color="true" loext:opacity="0%" style:font-name="Arial1" officeooo:rsid="00874d2c" officeooo:paragraph-rsid="00874d2c"/>
    </style:style>
    <style:style style:name="P37" style:family="paragraph" style:parent-style-name="Standard">
      <style:paragraph-properties fo:text-align="justify" style:justify-single-word="false"/>
      <style:text-properties style:use-window-font-color="true" loext:opacity="0%" style:font-name="Arial1" officeooo:rsid="008a5cb6" officeooo:paragraph-rsid="008a5cb6"/>
    </style:style>
    <style:style style:name="P38" style:family="paragraph" style:parent-style-name="Standard">
      <style:paragraph-properties fo:text-align="justify" style:justify-single-word="false"/>
      <style:text-properties style:use-window-font-color="true" loext:opacity="0%" style:font-name="Arial1" officeooo:rsid="0063dd49" officeooo:paragraph-rsid="0063dd49"/>
    </style:style>
    <style:style style:name="P39" style:family="paragraph" style:parent-style-name="Standard">
      <style:paragraph-properties fo:text-align="justify" style:justify-single-word="false"/>
      <style:text-properties style:use-window-font-color="true" loext:opacity="0%" style:font-name="Arial1" officeooo:rsid="00673e96" officeooo:paragraph-rsid="00673e96"/>
    </style:style>
    <style:style style:name="P40" style:family="paragraph" style:parent-style-name="Standard">
      <style:paragraph-properties fo:text-align="justify" style:justify-single-word="false"/>
      <style:text-properties style:use-window-font-color="true" loext:opacity="0%" style:font-name="Arial1" officeooo:rsid="00286708" officeooo:paragraph-rsid="00286708"/>
    </style:style>
    <style:style style:name="P41" style:family="paragraph" style:parent-style-name="Standard">
      <style:paragraph-properties fo:text-align="justify" style:justify-single-word="false"/>
      <style:text-properties style:use-window-font-color="true" loext:opacity="0%" style:font-name="Arial1" officeooo:rsid="002f159a" officeooo:paragraph-rsid="002f159a"/>
    </style:style>
    <style:style style:name="P42" style:family="paragraph" style:parent-style-name="Standard">
      <style:paragraph-properties fo:text-align="justify" style:justify-single-word="false"/>
      <style:text-properties style:use-window-font-color="true" loext:opacity="0%" style:font-name="Arial1" officeooo:rsid="0030fabe" officeooo:paragraph-rsid="00c715c2"/>
    </style:style>
    <style:style style:name="P43" style:family="paragraph" style:parent-style-name="Standard">
      <style:paragraph-properties fo:text-align="justify" style:justify-single-word="false"/>
      <style:text-properties style:use-window-font-color="true" loext:opacity="0%" style:font-name="Arial1" officeooo:rsid="00334360" officeooo:paragraph-rsid="00334360"/>
    </style:style>
    <style:style style:name="P44" style:family="paragraph" style:parent-style-name="Standard">
      <style:paragraph-properties fo:text-align="justify" style:justify-single-word="false"/>
      <style:text-properties style:use-window-font-color="true" loext:opacity="0%" style:font-name="Arial1" officeooo:rsid="004d535c" officeooo:paragraph-rsid="004d535c"/>
    </style:style>
    <style:style style:name="P45" style:family="paragraph" style:parent-style-name="Standard">
      <style:paragraph-properties fo:text-align="justify" style:justify-single-word="false"/>
      <style:text-properties style:use-window-font-color="true" loext:opacity="0%" style:font-name="Arial1" officeooo:rsid="0113675b" officeooo:paragraph-rsid="0113675b"/>
    </style:style>
    <style:style style:name="P46" style:family="paragraph" style:parent-style-name="Text_20_body">
      <style:paragraph-properties fo:text-align="justify" style:justify-single-word="false"/>
      <style:text-properties style:use-window-font-color="true" loext:opacity="0%" style:font-name="Arial1" officeooo:rsid="0021b73a" officeooo:paragraph-rsid="010da44c"/>
    </style:style>
    <style:style style:name="P47" style:family="paragraph" style:parent-style-name="Standard">
      <style:paragraph-properties fo:text-align="justify" style:justify-single-word="false"/>
      <style:text-properties style:use-window-font-color="true" loext:opacity="0%" style:font-name="Arial1" officeooo:rsid="0131c48f" officeooo:paragraph-rsid="0131c48f"/>
    </style:style>
    <style:style style:name="P48" style:family="paragraph" style:parent-style-name="Standard">
      <style:paragraph-properties fo:text-align="justify" style:justify-single-word="false"/>
      <style:text-properties style:use-window-font-color="true" loext:opacity="0%" style:font-name="Arial1" officeooo:rsid="01363563" officeooo:paragraph-rsid="01363563"/>
    </style:style>
    <style:style style:name="P49" style:family="paragraph" style:parent-style-name="Standard">
      <style:paragraph-properties fo:text-align="justify" style:justify-single-word="false"/>
      <style:text-properties style:use-window-font-color="true" loext:opacity="0%" style:font-name="Arial1" officeooo:rsid="0142059b" officeooo:paragraph-rsid="0142059b"/>
    </style:style>
    <style:style style:name="P50" style:family="paragraph" style:parent-style-name="Standard">
      <style:paragraph-properties fo:text-align="justify" style:justify-single-word="false"/>
      <style:text-properties style:use-window-font-color="true" loext:opacity="0%" style:font-name="Arial1" officeooo:rsid="014458d0" officeooo:paragraph-rsid="014458d0"/>
    </style:style>
    <style:style style:name="P51" style:family="paragraph" style:parent-style-name="Standard">
      <style:paragraph-properties fo:text-align="justify" style:justify-single-word="false"/>
      <style:text-properties style:use-window-font-color="true" loext:opacity="0%" style:font-name="Arial1" officeooo:rsid="01445aa7" officeooo:paragraph-rsid="01445aa7"/>
    </style:style>
    <style:style style:name="P52" style:family="paragraph" style:parent-style-name="Standard">
      <style:paragraph-properties fo:text-align="justify" style:justify-single-word="false"/>
      <style:text-properties style:use-window-font-color="true" loext:opacity="0%" style:font-name="Arial1" officeooo:rsid="0029e691" officeooo:paragraph-rsid="014e90ce"/>
    </style:style>
    <style:style style:name="P53" style:family="paragraph" style:parent-style-name="Standard">
      <style:paragraph-properties fo:text-align="justify" style:justify-single-word="false"/>
      <style:text-properties style:use-window-font-color="true" loext:opacity="0%" style:font-name="Arial1" officeooo:rsid="0148cd06" officeooo:paragraph-rsid="0148cd06"/>
    </style:style>
    <style:style style:name="P54" style:family="paragraph" style:parent-style-name="Standard">
      <style:paragraph-properties fo:text-align="justify" style:justify-single-word="false"/>
      <style:text-properties style:use-window-font-color="true" loext:opacity="0%" style:font-name="Arial1" officeooo:rsid="002a32f7" officeooo:paragraph-rsid="014cdaf6"/>
    </style:style>
    <style:style style:name="P55" style:family="paragraph" style:parent-style-name="Standard">
      <style:paragraph-properties fo:text-align="justify" style:justify-single-word="false"/>
      <style:text-properties style:use-window-font-color="true" loext:opacity="0%" style:font-name="Arial1" officeooo:rsid="002a32f7" officeooo:paragraph-rsid="014d49b8"/>
    </style:style>
    <style:style style:name="P56" style:family="paragraph" style:parent-style-name="Standard">
      <style:paragraph-properties fo:text-align="justify" style:justify-single-word="false"/>
      <style:text-properties style:use-window-font-color="true" loext:opacity="0%" style:font-name="Arial1" officeooo:rsid="014d49b8" officeooo:paragraph-rsid="014d49b8"/>
    </style:style>
    <style:style style:name="P57" style:family="paragraph" style:parent-style-name="Standard">
      <style:paragraph-properties fo:text-align="justify" style:justify-single-word="false"/>
      <style:text-properties style:use-window-font-color="true" loext:opacity="0%" style:font-name="Arial1" officeooo:rsid="0155e060" officeooo:paragraph-rsid="0155e060"/>
    </style:style>
    <style:style style:name="P58" style:family="paragraph" style:parent-style-name="Standard">
      <style:paragraph-properties fo:text-align="justify" style:justify-single-word="false"/>
      <style:text-properties style:use-window-font-color="true" loext:opacity="0%" style:font-name="Arial1" officeooo:rsid="015c23b5" officeooo:paragraph-rsid="015c23b5"/>
    </style:style>
    <style:style style:name="P59" style:family="paragraph" style:parent-style-name="Standard">
      <style:paragraph-properties fo:text-align="justify" style:justify-single-word="false"/>
      <style:text-properties style:use-window-font-color="true" loext:opacity="0%" style:font-name="Arial1" officeooo:rsid="015ff997" officeooo:paragraph-rsid="015ff997"/>
    </style:style>
    <style:style style:name="P60" style:family="paragraph" style:parent-style-name="Standard">
      <style:paragraph-properties fo:text-align="justify" style:justify-single-word="false"/>
      <style:text-properties style:use-window-font-color="true" loext:opacity="0%" style:font-name="Arial1" officeooo:rsid="0160d405" officeooo:paragraph-rsid="0160d405"/>
    </style:style>
    <style:style style:name="P61" style:family="paragraph" style:parent-style-name="Standard">
      <style:paragraph-properties fo:text-align="justify" style:justify-single-word="false"/>
      <style:text-properties style:use-window-font-color="true" loext:opacity="0%" style:font-name="Arial1" officeooo:rsid="016163a7" officeooo:paragraph-rsid="016163a7"/>
    </style:style>
    <style:style style:name="P62" style:family="paragraph" style:parent-style-name="Standard">
      <style:paragraph-properties fo:text-align="justify" style:justify-single-word="false"/>
      <style:text-properties style:use-window-font-color="true" loext:opacity="0%" style:font-name="Arial1" officeooo:rsid="0161bddd" officeooo:paragraph-rsid="0161bddd"/>
    </style:style>
    <style:style style:name="P63" style:family="paragraph" style:parent-style-name="Standard">
      <style:paragraph-properties fo:text-align="justify" style:justify-single-word="false"/>
      <style:text-properties style:use-window-font-color="true" loext:opacity="0%" style:font-name="Arial1" officeooo:rsid="017c0e65" officeooo:paragraph-rsid="017c0e65"/>
    </style:style>
    <style:style style:name="P64" style:family="paragraph" style:parent-style-name="Standard">
      <style:paragraph-properties fo:text-align="justify" style:justify-single-word="false"/>
      <style:text-properties style:use-window-font-color="true" loext:opacity="0%" style:font-name="Arial1" officeooo:rsid="017c90a0" officeooo:paragraph-rsid="017c90a0"/>
    </style:style>
    <style:style style:name="P65" style:family="paragraph" style:parent-style-name="Standard">
      <style:paragraph-properties fo:text-align="justify" style:justify-single-word="false"/>
      <style:text-properties style:use-window-font-color="true" loext:opacity="0%" style:font-name="Arial1" officeooo:rsid="01863786" officeooo:paragraph-rsid="01863786"/>
    </style:style>
    <style:style style:name="P66" style:family="paragraph" style:parent-style-name="Standard">
      <style:paragraph-properties fo:text-align="justify" style:justify-single-word="false"/>
      <style:text-properties style:use-window-font-color="true" loext:opacity="0%" style:font-name="Arial1" officeooo:rsid="01869126" officeooo:paragraph-rsid="01869126"/>
    </style:style>
    <style:style style:name="P67" style:family="paragraph" style:parent-style-name="Standard">
      <style:paragraph-properties fo:text-align="justify" style:justify-single-word="false"/>
      <style:text-properties style:use-window-font-color="true" loext:opacity="0%" style:font-name="Arial1" officeooo:rsid="018836fe" officeooo:paragraph-rsid="018836fe"/>
    </style:style>
    <style:style style:name="P68" style:family="paragraph" style:parent-style-name="Standard">
      <style:paragraph-properties fo:text-align="justify" style:justify-single-word="false"/>
      <style:text-properties style:use-window-font-color="true" loext:opacity="0%" style:font-name="Arial1" officeooo:rsid="019a6aac" officeooo:paragraph-rsid="019a6aac"/>
    </style:style>
    <style:style style:name="P69" style:family="paragraph" style:parent-style-name="Standard">
      <style:paragraph-properties fo:text-align="justify" style:justify-single-word="false"/>
      <style:text-properties style:use-window-font-color="true" loext:opacity="0%" style:font-name="Arial1" officeooo:rsid="019d4d1a" officeooo:paragraph-rsid="019d4d1a"/>
    </style:style>
    <style:style style:name="P70" style:family="paragraph" style:parent-style-name="Standard">
      <style:paragraph-properties fo:text-align="justify" style:justify-single-word="false"/>
      <style:text-properties style:use-window-font-color="true" loext:opacity="0%" style:font-name="Arial1" officeooo:rsid="019d64d9" officeooo:paragraph-rsid="019d64d9"/>
    </style:style>
    <style:style style:name="P71" style:family="paragraph" style:parent-style-name="Standard">
      <style:paragraph-properties fo:text-align="justify" style:justify-single-word="false"/>
      <style:text-properties style:use-window-font-color="true" loext:opacity="0%" style:font-name="Arial1" officeooo:rsid="019e24db" officeooo:paragraph-rsid="019e24db"/>
    </style:style>
    <style:style style:name="P72" style:family="paragraph" style:parent-style-name="Standard">
      <style:paragraph-properties fo:text-align="justify" style:justify-single-word="false"/>
      <style:text-properties style:use-window-font-color="true" loext:opacity="0%" style:font-name="Arial1" officeooo:rsid="019eb5d0" officeooo:paragraph-rsid="019eb5d0"/>
    </style:style>
    <style:style style:name="P73" style:family="paragraph" style:parent-style-name="Standard">
      <style:paragraph-properties fo:text-align="justify" style:justify-single-word="false"/>
      <style:text-properties style:use-window-font-color="true" loext:opacity="0%" style:font-name="Arial1" officeooo:rsid="01a080a5" officeooo:paragraph-rsid="01a080a5"/>
    </style:style>
    <style:style style:name="P74" style:family="paragraph" style:parent-style-name="Standard">
      <style:paragraph-properties fo:text-align="justify" style:justify-single-word="false"/>
      <style:text-properties style:use-window-font-color="true" loext:opacity="0%" style:font-name="Arial1" officeooo:rsid="01a0fc54" officeooo:paragraph-rsid="01a0fc54"/>
    </style:style>
    <style:style style:name="P75" style:family="paragraph" style:parent-style-name="Standard">
      <style:paragraph-properties fo:text-align="justify" style:justify-single-word="false"/>
      <style:text-properties style:use-window-font-color="true" loext:opacity="0%" style:font-name="Arial1" officeooo:rsid="01a0fc54" officeooo:paragraph-rsid="01a2b111"/>
    </style:style>
    <style:style style:name="P76" style:family="paragraph" style:parent-style-name="Standard">
      <style:paragraph-properties fo:text-align="justify" style:justify-single-word="false"/>
      <style:text-properties style:use-window-font-color="true" loext:opacity="0%" style:font-name="Arial1" officeooo:rsid="01a58c76" officeooo:paragraph-rsid="01a58c76"/>
    </style:style>
    <style:style style:name="P77" style:family="paragraph" style:parent-style-name="Standard">
      <style:paragraph-properties fo:text-align="justify" style:justify-single-word="false"/>
      <style:text-properties style:use-window-font-color="true" loext:opacity="0%" style:font-name="Arial1" officeooo:rsid="00880c94" officeooo:paragraph-rsid="01a86fcb"/>
    </style:style>
    <style:style style:name="P78" style:family="paragraph" style:parent-style-name="Standard">
      <style:paragraph-properties fo:text-align="justify" style:justify-single-word="false"/>
      <style:text-properties style:use-window-font-color="true" loext:opacity="0%" style:font-name="Arial1" officeooo:rsid="01a86fcb" officeooo:paragraph-rsid="01a86fcb"/>
    </style:style>
    <style:style style:name="P79" style:family="paragraph" style:parent-style-name="Standard">
      <style:paragraph-properties fo:text-align="justify" style:justify-single-word="false"/>
      <style:text-properties style:use-window-font-color="true" loext:opacity="0%" style:font-name="Arial1" officeooo:rsid="00916348" officeooo:paragraph-rsid="01ae9ae8"/>
    </style:style>
    <style:style style:name="P80" style:family="paragraph" style:parent-style-name="Standard">
      <style:paragraph-properties fo:text-align="justify" style:justify-single-word="false"/>
      <style:text-properties style:use-window-font-color="true" loext:opacity="0%" style:font-name="Arial1" officeooo:rsid="00916348" officeooo:paragraph-rsid="00916348"/>
    </style:style>
    <style:style style:name="P81" style:family="paragraph" style:parent-style-name="Standard">
      <style:paragraph-properties fo:text-align="justify" style:justify-single-word="false"/>
      <style:text-properties style:use-window-font-color="true" loext:opacity="0%" style:font-name="Arial1" officeooo:rsid="01b0aa6f" officeooo:paragraph-rsid="01b0aa6f"/>
    </style:style>
    <style:style style:name="P82" style:family="paragraph" style:parent-style-name="Standard">
      <style:paragraph-properties fo:text-align="justify" style:justify-single-word="false"/>
      <style:text-properties style:use-window-font-color="true" loext:opacity="0%" style:font-name="Arial1" officeooo:rsid="01b59b35" officeooo:paragraph-rsid="01b59b35"/>
    </style:style>
    <style:style style:name="P83" style:family="paragraph" style:parent-style-name="Standard">
      <style:paragraph-properties fo:text-align="justify" style:justify-single-word="false"/>
      <style:text-properties style:use-window-font-color="true" loext:opacity="0%" style:font-name="Arial1" officeooo:rsid="01b7142c" officeooo:paragraph-rsid="01b7142c"/>
    </style:style>
    <style:style style:name="P84" style:family="paragraph" style:parent-style-name="Standard">
      <style:paragraph-properties fo:text-align="justify" style:justify-single-word="false"/>
      <style:text-properties style:use-window-font-color="true" loext:opacity="0%" style:font-name="Arial1" officeooo:rsid="01b78ec1" officeooo:paragraph-rsid="01b78ec1"/>
    </style:style>
    <style:style style:name="P85" style:family="paragraph" style:parent-style-name="Standard">
      <style:paragraph-properties fo:text-align="justify" style:justify-single-word="false"/>
      <style:text-properties style:use-window-font-color="true" loext:opacity="0%" style:font-name="Arial1" officeooo:rsid="01b78ec1" officeooo:paragraph-rsid="021a7434"/>
    </style:style>
    <style:style style:name="P86" style:family="paragraph" style:parent-style-name="Standard">
      <style:paragraph-properties fo:text-align="justify" style:justify-single-word="false"/>
      <style:text-properties style:use-window-font-color="true" loext:opacity="0%" style:font-name="Arial1" officeooo:rsid="01b8f83f" officeooo:paragraph-rsid="01b8f83f"/>
    </style:style>
    <style:style style:name="P87" style:family="paragraph" style:parent-style-name="Standard">
      <style:paragraph-properties fo:text-align="justify" style:justify-single-word="false"/>
      <style:text-properties style:use-window-font-color="true" loext:opacity="0%" style:font-name="Arial1" officeooo:rsid="01ba5e14" officeooo:paragraph-rsid="01ba5e14"/>
    </style:style>
    <style:style style:name="P88" style:family="paragraph" style:parent-style-name="Standard">
      <style:paragraph-properties fo:text-align="justify" style:justify-single-word="false"/>
      <style:text-properties style:use-window-font-color="true" loext:opacity="0%" style:font-name="Arial1" officeooo:rsid="009e66d7" officeooo:paragraph-rsid="01c29ae5"/>
    </style:style>
    <style:style style:name="P89" style:family="paragraph" style:parent-style-name="Standard">
      <style:paragraph-properties fo:text-align="justify" style:justify-single-word="false"/>
      <style:text-properties style:use-window-font-color="true" loext:opacity="0%" style:font-name="Arial1" officeooo:rsid="009fc487" officeooo:paragraph-rsid="01c29ae5"/>
    </style:style>
    <style:style style:name="P90" style:family="paragraph" style:parent-style-name="Standard">
      <style:paragraph-properties fo:text-align="justify" style:justify-single-word="false"/>
      <style:text-properties style:use-window-font-color="true" loext:opacity="0%" style:font-name="Arial1" officeooo:rsid="01c310f5" officeooo:paragraph-rsid="01c310f5"/>
    </style:style>
    <style:style style:name="P91" style:family="paragraph" style:parent-style-name="Standard">
      <style:paragraph-properties fo:text-align="justify" style:justify-single-word="false"/>
      <style:text-properties style:use-window-font-color="true" loext:opacity="0%" style:font-name="Arial1" officeooo:rsid="01c48a8d" officeooo:paragraph-rsid="01c48a8d"/>
    </style:style>
    <style:style style:name="P92" style:family="paragraph" style:parent-style-name="Standard">
      <style:paragraph-properties fo:text-align="justify" style:justify-single-word="false"/>
      <style:text-properties style:use-window-font-color="true" loext:opacity="0%" style:font-name="Arial1" officeooo:rsid="01c66378" officeooo:paragraph-rsid="01c66378"/>
    </style:style>
    <style:style style:name="P93" style:family="paragraph" style:parent-style-name="Standard">
      <style:paragraph-properties fo:text-align="justify" style:justify-single-word="false"/>
      <style:text-properties style:use-window-font-color="true" loext:opacity="0%" style:font-name="Arial1" officeooo:rsid="01cb9299" officeooo:paragraph-rsid="01cb9299"/>
    </style:style>
    <style:style style:name="P94" style:family="paragraph" style:parent-style-name="Standard">
      <style:paragraph-properties fo:text-align="justify" style:justify-single-word="false"/>
      <style:text-properties style:use-window-font-color="true" loext:opacity="0%" style:font-name="Arial1" officeooo:rsid="01dd9e4f" officeooo:paragraph-rsid="01dd9e4f"/>
    </style:style>
    <style:style style:name="P95" style:family="paragraph" style:parent-style-name="Standard">
      <style:paragraph-properties fo:text-align="justify" style:justify-single-word="false"/>
      <style:text-properties style:use-window-font-color="true" loext:opacity="0%" style:font-name="Arial1" officeooo:rsid="01ded70f" officeooo:paragraph-rsid="01ded70f"/>
    </style:style>
    <style:style style:name="P96" style:family="paragraph" style:parent-style-name="Standard">
      <style:paragraph-properties fo:text-align="justify" style:justify-single-word="false"/>
      <style:text-properties style:use-window-font-color="true" loext:opacity="0%" style:font-name="Arial1" officeooo:rsid="01df3eb5" officeooo:paragraph-rsid="01df3eb5"/>
    </style:style>
    <style:style style:name="P97" style:family="paragraph" style:parent-style-name="Standard">
      <style:paragraph-properties fo:text-align="justify" style:justify-single-word="false"/>
      <style:text-properties style:use-window-font-color="true" loext:opacity="0%" style:font-name="Arial1" officeooo:rsid="01c29ae5" officeooo:paragraph-rsid="02298236"/>
    </style:style>
    <style:style style:name="P98" style:family="paragraph" style:parent-style-name="Standard">
      <style:paragraph-properties fo:text-align="justify" style:justify-single-word="false"/>
      <style:text-properties style:use-window-font-color="true" loext:opacity="0%" style:font-name="Arial1" officeooo:rsid="02298236" officeooo:paragraph-rsid="02298236"/>
    </style:style>
    <style:style style:name="P99" style:family="paragraph" style:parent-style-name="Standard">
      <style:paragraph-properties fo:text-align="justify" style:justify-single-word="false"/>
      <style:text-properties style:use-window-font-color="true" loext:opacity="0%" officeooo:rsid="005ff2e5" officeooo:paragraph-rsid="005ff2e5"/>
    </style:style>
    <style:style style:name="P100" style:family="paragraph" style:parent-style-name="Standard">
      <style:paragraph-properties fo:text-align="justify" style:justify-single-word="false"/>
      <style:text-properties style:use-window-font-color="true" loext:opacity="0%" officeooo:rsid="00617174" officeooo:paragraph-rsid="00ee2d6c"/>
    </style:style>
    <style:style style:name="P101" style:family="paragraph" style:parent-style-name="Standard">
      <style:paragraph-properties fo:text-align="justify" style:justify-single-word="false"/>
      <style:text-properties style:use-window-font-color="true" loext:opacity="0%" officeooo:rsid="0054dfe9" officeooo:paragraph-rsid="0054dfe9"/>
    </style:style>
    <style:style style:name="P102" style:family="paragraph" style:parent-style-name="Standard">
      <style:paragraph-properties fo:text-align="justify" style:justify-single-word="false"/>
      <style:text-properties style:use-window-font-color="true" loext:opacity="0%" officeooo:rsid="0058df48" officeooo:paragraph-rsid="0058df48"/>
    </style:style>
    <style:style style:name="P103" style:family="paragraph" style:parent-style-name="Standard">
      <style:paragraph-properties fo:text-align="justify" style:justify-single-word="false"/>
      <style:text-properties style:use-window-font-color="true" loext:opacity="0%" officeooo:rsid="00526b63" officeooo:paragraph-rsid="00526b63"/>
    </style:style>
    <style:style style:name="P104" style:family="paragraph" style:parent-style-name="Standard">
      <style:paragraph-properties fo:text-align="justify" style:justify-single-word="false"/>
      <style:text-properties style:use-window-font-color="true" loext:opacity="0%" officeooo:rsid="015e237a" officeooo:paragraph-rsid="015e237a"/>
    </style:style>
    <style:style style:name="P105" style:family="paragraph" style:parent-style-name="Standard">
      <style:paragraph-properties fo:text-align="justify" style:justify-single-word="false"/>
      <style:text-properties style:use-window-font-color="true" loext:opacity="0%" officeooo:rsid="006b1253" officeooo:paragraph-rsid="00f3b3a7"/>
    </style:style>
    <style:style style:name="P106" style:family="paragraph" style:parent-style-name="Standard">
      <style:paragraph-properties fo:text-align="justify" style:justify-single-word="false"/>
      <style:text-properties style:use-window-font-color="true" loext:opacity="0%" officeooo:rsid="019cfcd6" officeooo:paragraph-rsid="019cfcd6"/>
    </style:style>
    <style:style style:name="P107" style:family="paragraph" style:parent-style-name="Footnote">
      <style:text-properties officeooo:rsid="0213d6b9" officeooo:paragraph-rsid="0213d6b9"/>
    </style:style>
    <style:style style:name="P108" style:family="paragraph" style:parent-style-name="Subtitle">
      <style:text-properties officeooo:paragraph-rsid="02346bb9"/>
    </style:style>
    <style:style style:name="P109" style:family="paragraph" style:parent-style-name="Subtitle">
      <style:paragraph-properties fo:break-before="page"/>
      <style:text-properties officeooo:paragraph-rsid="02346bb9"/>
    </style:style>
    <style:style style:name="P110" style:family="paragraph" style:parent-style-name="Subtitle">
      <style:paragraph-properties fo:break-before="page"/>
    </style:style>
    <style:style style:name="P111" style:family="paragraph" style:parent-style-name="Subtitle">
      <style:text-properties officeooo:paragraph-rsid="022ddf54"/>
    </style:style>
    <style:style style:name="P112" style:family="paragraph" style:parent-style-name="Subtitle">
      <style:paragraph-properties fo:break-before="page"/>
      <style:text-properties officeooo:paragraph-rsid="022ddf54"/>
    </style:style>
    <style:style style:name="P113" style:family="paragraph" style:parent-style-name="Subtitle">
      <style:text-properties officeooo:paragraph-rsid="02350e2f"/>
    </style:style>
    <style:style style:name="P114" style:family="paragraph" style:parent-style-name="Subtitle">
      <style:text-properties officeooo:paragraph-rsid="023561bf"/>
    </style:style>
    <style:style style:name="P115" style:family="paragraph" style:parent-style-name="Subtitle">
      <style:paragraph-properties fo:break-before="page"/>
      <style:text-properties officeooo:paragraph-rsid="023561bf"/>
    </style:style>
    <style:style style:name="T1" style:family="text">
      <style:text-properties officeooo:rsid="00264529"/>
    </style:style>
    <style:style style:name="T2" style:family="text">
      <style:text-properties officeooo:rsid="00267bbf"/>
    </style:style>
    <style:style style:name="T3" style:family="text">
      <style:text-properties officeooo:rsid="002a32f7"/>
    </style:style>
    <style:style style:name="T4" style:family="text">
      <style:text-properties officeooo:rsid="0030fabe"/>
    </style:style>
    <style:style style:name="T5" style:family="text">
      <style:text-properties officeooo:rsid="0032a9c0"/>
    </style:style>
    <style:style style:name="T6" style:family="text">
      <style:text-properties officeooo:rsid="006e960a"/>
    </style:style>
    <style:style style:name="T7" style:family="text">
      <style:text-properties officeooo:rsid="0088b575"/>
    </style:style>
    <style:style style:name="T8" style:family="text">
      <style:text-properties officeooo:rsid="0093221d"/>
    </style:style>
    <style:style style:name="T9" style:family="text">
      <style:text-properties officeooo:rsid="00a349b8"/>
    </style:style>
    <style:style style:name="T10" style:family="text">
      <style:text-properties officeooo:rsid="00af4a9f"/>
    </style:style>
    <style:style style:name="T11" style:family="text">
      <style:text-properties officeooo:rsid="00b45766"/>
    </style:style>
    <style:style style:name="T12" style:family="text">
      <style:text-properties officeooo:rsid="00baa331"/>
    </style:style>
    <style:style style:name="T13" style:family="text">
      <style:text-properties officeooo:rsid="00bc12f2"/>
    </style:style>
    <style:style style:name="T14" style:family="text">
      <style:text-properties officeooo:rsid="00be9f73"/>
    </style:style>
    <style:style style:name="T15" style:family="text">
      <style:text-properties officeooo:rsid="00cbf895"/>
    </style:style>
    <style:style style:name="T16" style:family="text">
      <style:text-properties officeooo:rsid="00cea55a"/>
    </style:style>
    <style:style style:name="T17" style:family="text">
      <style:text-properties officeooo:rsid="00e8f50c"/>
    </style:style>
    <style:style style:name="T18" style:family="text">
      <style:text-properties officeooo:rsid="00f068f8"/>
    </style:style>
    <style:style style:name="T19" style:family="text">
      <style:text-properties officeooo:rsid="00f7fca0"/>
    </style:style>
    <style:style style:name="T20" style:family="text">
      <style:text-properties officeooo:rsid="00fa651c"/>
    </style:style>
    <style:style style:name="T21" style:family="text">
      <style:text-properties officeooo:rsid="00fbd411"/>
    </style:style>
    <style:style style:name="T22" style:family="text">
      <style:text-properties officeooo:rsid="00fccf6d"/>
    </style:style>
    <style:style style:name="T23" style:family="text">
      <style:text-properties style:font-name="Arial1"/>
    </style:style>
    <style:style style:name="T24" style:family="text">
      <style:text-properties style:font-name="Arial1" officeooo:rsid="0050cba3"/>
    </style:style>
    <style:style style:name="T25" style:family="text">
      <style:text-properties style:font-name="Arial1" officeooo:rsid="00d1fc64"/>
    </style:style>
    <style:style style:name="T26" style:family="text">
      <style:text-properties style:font-name="Arial1" officeooo:rsid="00dc7f30"/>
    </style:style>
    <style:style style:name="T27" style:family="text">
      <style:text-properties style:font-name="Arial1" officeooo:rsid="00e16519"/>
    </style:style>
    <style:style style:name="T28" style:family="text">
      <style:text-properties style:font-name="Arial1" officeooo:rsid="00557413"/>
    </style:style>
    <style:style style:name="T29" style:family="text">
      <style:text-properties style:font-name="Arial1" officeooo:rsid="00e0165b"/>
    </style:style>
    <style:style style:name="T30" style:family="text">
      <style:text-properties style:font-name="Arial1" officeooo:rsid="00e286f9"/>
    </style:style>
    <style:style style:name="T31" style:family="text">
      <style:text-properties style:font-name="Arial1" officeooo:rsid="00e26b82"/>
    </style:style>
    <style:style style:name="T32" style:family="text">
      <style:text-properties style:font-name="Arial1" officeooo:rsid="00eab654"/>
    </style:style>
    <style:style style:name="T33" style:family="text">
      <style:text-properties style:font-name="Arial1" officeooo:rsid="006021b8"/>
    </style:style>
    <style:style style:name="T34" style:family="text">
      <style:text-properties style:font-name="Arial1" officeooo:rsid="00eea35e"/>
    </style:style>
    <style:style style:name="T35" style:family="text">
      <style:text-properties style:font-name="Arial1" officeooo:rsid="015cdd0f"/>
    </style:style>
    <style:style style:name="T36" style:family="text">
      <style:text-properties style:font-name="Arial1" officeooo:rsid="016f491d"/>
    </style:style>
    <style:style style:name="T37" style:family="text">
      <style:text-properties style:font-name="Arial1" officeooo:rsid="017eaa45"/>
    </style:style>
    <style:style style:name="T38" style:family="text">
      <style:text-properties style:font-name="Arial1" officeooo:rsid="017f20a2"/>
    </style:style>
    <style:style style:name="T39" style:family="text">
      <style:text-properties style:font-name="Arial1" officeooo:rsid="01852dae"/>
    </style:style>
    <style:style style:name="T40" style:family="text">
      <style:text-properties style:font-name="Arial1" officeooo:rsid="018e5304"/>
    </style:style>
    <style:style style:name="T41" style:family="text">
      <style:text-properties style:font-name="Arial1" officeooo:rsid="018f59c3"/>
    </style:style>
    <style:style style:name="T42" style:family="text">
      <style:text-properties style:font-name="Arial1" officeooo:rsid="018fb8f1"/>
    </style:style>
    <style:style style:name="T43" style:family="text">
      <style:text-properties style:font-name="Arial1" officeooo:rsid="019a6aac"/>
    </style:style>
    <style:style style:name="T44" style:family="text">
      <style:text-properties style:font-name="Arial1" officeooo:rsid="019b90d5"/>
    </style:style>
    <style:style style:name="T45" style:family="text">
      <style:text-properties style:font-name="Arial1" officeooo:rsid="006d3cc1"/>
    </style:style>
    <style:style style:name="T46" style:family="text">
      <style:text-properties style:font-name="Arial1" officeooo:rsid="019d4d1a"/>
    </style:style>
    <style:style style:name="T47" style:family="text">
      <style:text-properties officeooo:rsid="00ab94fe"/>
    </style:style>
    <style:style style:name="T48" style:family="text">
      <style:text-properties officeooo:rsid="012a47cb"/>
    </style:style>
    <style:style style:name="T49" style:family="text">
      <style:text-properties officeooo:rsid="012bad3d"/>
    </style:style>
    <style:style style:name="T50" style:family="text">
      <style:text-properties officeooo:rsid="012ee89f"/>
    </style:style>
    <style:style style:name="T51" style:family="text">
      <style:text-properties officeooo:rsid="013050a3"/>
    </style:style>
    <style:style style:name="T52" style:family="text">
      <style:text-properties officeooo:rsid="0133116d"/>
    </style:style>
    <style:style style:name="T53" style:family="text">
      <style:text-properties officeooo:rsid="01363563"/>
    </style:style>
    <style:style style:name="T54" style:family="text">
      <style:text-properties officeooo:rsid="01375986"/>
    </style:style>
    <style:style style:name="T55" style:family="text">
      <style:text-properties officeooo:rsid="013b3dd1"/>
    </style:style>
    <style:style style:name="T56" style:family="text">
      <style:text-properties officeooo:rsid="01404e24"/>
    </style:style>
    <style:style style:name="T57" style:family="text">
      <style:text-properties officeooo:rsid="0141cfbc"/>
    </style:style>
    <style:style style:name="T58" style:family="text">
      <style:text-properties officeooo:rsid="0142059b"/>
    </style:style>
    <style:style style:name="T59" style:family="text">
      <style:text-properties officeooo:rsid="014458d0"/>
    </style:style>
    <style:style style:name="T60" style:family="text">
      <style:text-properties officeooo:rsid="01445aa7"/>
    </style:style>
    <style:style style:name="T61" style:family="text">
      <style:text-properties officeooo:rsid="014678fd"/>
    </style:style>
    <style:style style:name="T62" style:family="text">
      <style:text-properties officeooo:rsid="0147875f"/>
    </style:style>
    <style:style style:name="T63" style:family="text">
      <style:text-properties officeooo:rsid="014b0d01"/>
    </style:style>
    <style:style style:name="T64" style:family="text">
      <style:text-properties officeooo:rsid="014cdaf6"/>
    </style:style>
    <style:style style:name="T65" style:family="text">
      <style:text-properties officeooo:rsid="014d2b73"/>
    </style:style>
    <style:style style:name="T66" style:family="text">
      <style:text-properties officeooo:rsid="014df95c"/>
    </style:style>
    <style:style style:name="T67" style:family="text">
      <style:text-properties officeooo:rsid="014e90ce"/>
    </style:style>
    <style:style style:name="T68" style:family="text">
      <style:text-properties officeooo:rsid="014feef2"/>
    </style:style>
    <style:style style:name="T69" style:family="text">
      <style:text-properties officeooo:rsid="015082aa"/>
    </style:style>
    <style:style style:name="T70" style:family="text">
      <style:text-properties officeooo:rsid="015248c8"/>
    </style:style>
    <style:style style:name="T71" style:family="text">
      <style:text-properties officeooo:rsid="015433ca"/>
    </style:style>
    <style:style style:name="T72" style:family="text">
      <style:text-properties officeooo:rsid="015a611f"/>
    </style:style>
    <style:style style:name="T73" style:family="text">
      <style:text-properties officeooo:rsid="016f2560"/>
    </style:style>
    <style:style style:name="T74" style:family="text">
      <style:text-properties officeooo:rsid="0172be17"/>
    </style:style>
    <style:style style:name="T75" style:family="text">
      <style:text-properties officeooo:rsid="017428c4"/>
    </style:style>
    <style:style style:name="T76" style:family="text">
      <style:text-properties officeooo:rsid="0176f52d"/>
    </style:style>
    <style:style style:name="T77" style:family="text">
      <style:text-properties officeooo:rsid="01771749"/>
    </style:style>
    <style:style style:name="T78" style:family="text">
      <style:text-properties officeooo:rsid="017a778b"/>
    </style:style>
    <style:style style:name="T79" style:family="text">
      <style:text-properties officeooo:rsid="0183c016"/>
    </style:style>
    <style:style style:name="T80" style:family="text">
      <style:text-properties officeooo:rsid="018836fe"/>
    </style:style>
    <style:style style:name="T81" style:family="text">
      <style:text-properties officeooo:rsid="018a369b"/>
    </style:style>
    <style:style style:name="T82" style:family="text">
      <style:text-properties officeooo:rsid="018c2989"/>
    </style:style>
    <style:style style:name="T83" style:family="text">
      <style:text-properties officeooo:rsid="01909dd8"/>
    </style:style>
    <style:style style:name="T84" style:family="text">
      <style:text-properties officeooo:rsid="01919690"/>
    </style:style>
    <style:style style:name="T85" style:family="text">
      <style:text-properties officeooo:rsid="01939230"/>
    </style:style>
    <style:style style:name="T86" style:family="text">
      <style:text-properties officeooo:rsid="01956398"/>
    </style:style>
    <style:style style:name="T87" style:family="text">
      <style:text-properties officeooo:rsid="019dfb03"/>
    </style:style>
    <style:style style:name="T88" style:family="text">
      <style:text-properties officeooo:rsid="01a00e11"/>
    </style:style>
    <style:style style:name="T89" style:family="text">
      <style:text-properties officeooo:rsid="01a10c5a"/>
    </style:style>
    <style:style style:name="T90" style:family="text">
      <style:text-properties style:font-name="Arial" officeooo:rsid="01a10c5a"/>
    </style:style>
    <style:style style:name="T91" style:family="text">
      <style:text-properties style:font-name="Arial" officeooo:rsid="0206881c"/>
    </style:style>
    <style:style style:name="T92" style:family="text">
      <style:text-properties officeooo:rsid="01a2b111"/>
    </style:style>
    <style:style style:name="T93" style:family="text">
      <style:text-properties officeooo:rsid="01a58c76"/>
    </style:style>
    <style:style style:name="T94" style:family="text">
      <style:text-properties officeooo:rsid="01a6b659"/>
    </style:style>
    <style:style style:name="T95" style:family="text">
      <style:text-properties officeooo:rsid="01a86fcb"/>
    </style:style>
    <style:style style:name="T96" style:family="text">
      <style:text-properties officeooo:rsid="008a5cb6"/>
    </style:style>
    <style:style style:name="T97" style:family="text">
      <style:text-properties officeooo:rsid="01aa6e49"/>
    </style:style>
    <style:style style:name="T98" style:family="text">
      <style:text-properties officeooo:rsid="01ae9ae8"/>
    </style:style>
    <style:style style:name="T99" style:family="text">
      <style:text-properties officeooo:rsid="01b0aa6f"/>
    </style:style>
    <style:style style:name="T100" style:family="text">
      <style:text-properties officeooo:rsid="01b19a97"/>
    </style:style>
    <style:style style:name="T101" style:family="text">
      <style:text-properties officeooo:rsid="01b30653"/>
    </style:style>
    <style:style style:name="T102" style:family="text">
      <style:text-properties officeooo:rsid="01b3f575"/>
    </style:style>
    <style:style style:name="T103" style:family="text">
      <style:text-properties officeooo:rsid="01b58ce3"/>
    </style:style>
    <style:style style:name="T104" style:family="text">
      <style:text-properties officeooo:rsid="01b78ec1"/>
    </style:style>
    <style:style style:name="T105" style:family="text">
      <style:text-properties officeooo:rsid="01b8f83f"/>
    </style:style>
    <style:style style:name="T106" style:family="text">
      <style:text-properties officeooo:rsid="01bc499b"/>
    </style:style>
    <style:style style:name="T107" style:family="text">
      <style:text-properties officeooo:rsid="01bdb58a"/>
    </style:style>
    <style:style style:name="T108" style:family="text">
      <style:text-properties officeooo:rsid="01c149b9"/>
    </style:style>
    <style:style style:name="T109" style:family="text">
      <style:text-properties officeooo:rsid="01c1d1d9"/>
    </style:style>
    <style:style style:name="T110" style:family="text">
      <style:text-properties officeooo:rsid="01c29ae5"/>
    </style:style>
    <style:style style:name="T111" style:family="text">
      <style:text-properties officeooo:rsid="01c2f879"/>
    </style:style>
    <style:style style:name="T112" style:family="text">
      <style:text-properties officeooo:rsid="01c66378"/>
    </style:style>
    <style:style style:name="T113" style:family="text">
      <style:text-properties officeooo:rsid="01c995fe"/>
    </style:style>
    <style:style style:name="T114" style:family="text">
      <style:text-properties officeooo:rsid="01ca5c4e"/>
    </style:style>
    <style:style style:name="T115" style:family="text">
      <style:text-properties officeooo:rsid="01cca718"/>
    </style:style>
    <style:style style:name="T116" style:family="text">
      <style:text-properties officeooo:rsid="01d7e1d7"/>
    </style:style>
    <style:style style:name="T117" style:family="text">
      <style:text-properties officeooo:rsid="01d8b021"/>
    </style:style>
    <style:style style:name="T118" style:family="text">
      <style:text-properties officeooo:rsid="01da2dda"/>
    </style:style>
    <style:style style:name="T119" style:family="text">
      <style:text-properties officeooo:rsid="01dc5fb0"/>
    </style:style>
    <style:style style:name="T120" style:family="text">
      <style:text-properties officeooo:rsid="01dd9e4f"/>
    </style:style>
    <style:style style:name="T121" style:family="text">
      <style:text-properties officeooo:rsid="01eca270"/>
    </style:style>
    <style:style style:name="T122" style:family="text">
      <style:text-properties officeooo:rsid="01ed34a5"/>
    </style:style>
    <style:style style:name="T123" style:family="text">
      <style:text-properties officeooo:rsid="01f8053b"/>
    </style:style>
    <style:style style:name="T124" style:family="text">
      <style:text-properties officeooo:rsid="01f90143"/>
    </style:style>
    <style:style style:name="T125" style:family="text">
      <style:text-properties officeooo:rsid="0200cb56"/>
    </style:style>
    <style:style style:name="T126" style:family="text">
      <style:text-properties officeooo:rsid="02032417"/>
    </style:style>
    <style:style style:name="T127" style:family="text">
      <style:text-properties officeooo:rsid="020ce9bd"/>
    </style:style>
    <style:style style:name="T128" style:family="text">
      <style:text-properties officeooo:rsid="020d635a"/>
    </style:style>
    <style:style style:name="T129" style:family="text">
      <style:text-properties officeooo:rsid="020ef1d0"/>
    </style:style>
    <style:style style:name="T130" style:family="text">
      <style:text-properties officeooo:rsid="0211cc35"/>
    </style:style>
    <style:style style:name="T131" style:family="text">
      <style:text-properties officeooo:rsid="0218a936"/>
    </style:style>
    <style:style style:name="T132" style:family="text">
      <style:text-properties officeooo:rsid="021a7434"/>
    </style:style>
    <style:style style:name="T133" style:family="text">
      <style:text-properties officeooo:rsid="021c2bf5"/>
    </style:style>
    <style:style style:name="T134" style:family="text">
      <style:text-properties officeooo:rsid="021c6939"/>
    </style:style>
    <style:style style:name="T135" style:family="text">
      <style:text-properties officeooo:rsid="021e0564"/>
    </style:style>
    <style:style style:name="T136" style:family="text">
      <style:text-properties officeooo:rsid="021e87c4"/>
    </style:style>
    <style:style style:name="T137" style:family="text">
      <style:text-properties officeooo:rsid="0226c963"/>
    </style:style>
    <style:style style:name="T138" style:family="text">
      <style:text-properties officeooo:rsid="0227dd1c"/>
    </style:style>
    <style:style style:name="T139" style:family="text">
      <style:text-properties officeooo:rsid="022a2e3d"/>
    </style:style>
    <style:style style:name="T140" style:family="text">
      <style:text-properties officeooo:rsid="022c0b90"/>
    </style:style>
    <style:style style:name="T141" style:family="text">
      <style:text-properties officeooo:rsid="022ddf54"/>
    </style:style>
    <style:style style:name="T142" style:family="text">
      <style:text-properties officeooo:rsid="022e9e96"/>
    </style:style>
    <style:style style:name="T143" style:family="text">
      <style:text-properties officeooo:rsid="023a7d8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SIMONE FUSAR BASSINI </text:p>
      <text:p text:style-name="P113"/>
      <text:p text:style-name="Title">SAN DONATO</text:p>
      <text:p text:style-name="P113"/>
      <text:p text:style-name="P22"/>
      <text:p text:style-name="P114"><text:tab/></text:p>
      <text:p text:style-name="P115">Introduzione</text:p>
      <text:p text:style-name="P22"/>
      <text:p text:style-name="P46">Ho solo sedici anni, ma ritengo di aver appreso <text:span text:style-name="T125">abbastanza</text:span> nella mia vita da poter insegnare a qualcuno. Nella vita, non si può mai prevedere cosa ci riserverà il futuro. Da bambini, cresciamo con l'impazienza di diventare adulti, <text:s/>ma poi si viene a scoprire che la realtà non è così <text:span text:style-name="T126">bella</text:span>. Ci si rende conto che la vita ci mette di fronte a numerosi ostacoli, ma spetta a noi superarli.</text:p>
      <text:p text:style-name="P46">Questo è esattamente ciò che è accaduto al protagonista della nostra storia, il quale non si aspettava di crescere così rapidamente e di diventare così adulto. La storia che sto per narrare è autentica e realmente accaduta; non la sto inventando. È stato il protagonista stesso a raccontarmela in un sogno, desiderando che una storia del genere venisse condivisa. Probabilmente ha trovato in me la persona ideale per farlo..</text:p>
      <text:p text:style-name="P108"/>
      <text:p text:style-name="P109">Inizi</text:p>
      <text:p text:style-name="P16"/>
      <text:p text:style-name="P17"><text:span text:style-name="T91">È</text:span> il 25 Dicembre del 1648 . In una cascina , nei pressi di Moscazzano , in quei territori, che ora si chiamano Colombare, <text:s/>nasce <text:span text:style-name="T1">un bambino. </text:span><text:span text:style-name="T12">Suo padre era un contadino </text:span><text:span text:style-name="T53">di nome Giovanni</text:span><text:span text:style-name="T12">.</text:span><text:span text:style-name="T1"> Lavorava per un </text:span><text:span text:style-name="T13">S</text:span><text:span text:style-name="T1">ignore locale nei terreni. La madre, </text:span><text:span text:style-name="T54">Rachele,</text:span><text:span text:style-name="T1"> </text:span><text:span text:style-name="T4">era </text:span><text:span text:style-name="T13">la figlia di quel Signore</text:span><text:span text:style-name="T1">. Ed entrambi i genitori capirono che aveva qualcosa di speciale, solo dal fatto che era n</text:span><text:span text:style-name="T48">ato in quel giorno speciale.</text:span></text:p>
      <text:p text:style-name="P18"><text:span text:style-name="T1">I due si erano conosciuti da giovani. </text:span><text:span text:style-name="T55">Giovanni</text:span><text:span text:style-name="T1"> era </text:span><text:span text:style-name="T49">parte di una famiglia, di agricoltori da secoli</text:span><text:span text:style-name="T1">. Lui però in particolare,oltre a coltivare le proprie terre , verso i 15 anni, iniziò anche ad andare </text:span><text:span text:style-name="T50">a lavorare nella villa Albergoni, </text:span><text:span text:style-name="T51">che a </text:span><text:span text:style-name="T14">quel tempo </text:span><text:span text:style-name="T2"><text:s/>apparteneva a un Nobile. </text:span></text:p>
      <text:p text:style-name="P47">Il padrone della villa , era il <text:span text:style-name="T52">proprietario</text:span> dei campi lavorati da<text:span text:style-name="T52">l padre del bambino, e notò che i terreni da lui coltivati, erano stupendi. Così decise di fargli gestire anche l’ orto della </text:span><text:span text:style-name="T56">sua residenza.</text:span></text:p>
      <text:p text:style-name="P48">Mentre lavorava, conobbe Rachele. <text:s/>Lei era la figlia del Nobile.</text:p>
      <text:p text:style-name="P48">Giovanni <text:span text:style-name="T57">si innamorò sin dal primo incontro di lei. Ma <text:s/></text:span><text:span text:style-name="T58">sapeva bene che il suo amore sarebbe stato per sempre non corrisposto.</text:span></text:p>
      <text:p text:style-name="P49">E quindi ogni giorno che <text:span text:style-name="T59">Giovanni andava in villa, nonostante fosse di umilissime condizioni , cer</text:span><text:span text:style-name="T60">ca</text:span><text:span text:style-name="T59">va di mostrarsi nel modo migliore possibile. </text:span></text:p>
      <text:p text:style-name="P50">E cercava di fare il miglior lavoro possibile. <text:span text:style-name="T60">Ogni giorno si impegnava sempre di più nel fare l’ orto. Faceva delle opere magnifiche. </text:span></text:p>
      <text:p text:style-name="P51">E Rachele se ne accorse, così un giorno scese a parlare con il ragazzo, con la scusa di offrirgli qualcosa da bere.</text:p>
      <text:p text:style-name="P51">E lì si <text:s/>capì che in realtà anche Rachele ammirava Giovanni. La faccia della donna era tutta rossa, quando parlava con lui, cambiava atteggiamento. Se normalmente era sempre altezzosa, a causa appunto del suo nome, e della famiglia. Con Giovanni , era umana, parlava,lo trattava bene, gli offriva da bere, da mangiare, si complimentava per il suo operato. <text:line-break/>Tra i due iniziò ad esserci una forte amicizia, ma entrambi volevano di più, ma questo era impossibile.</text:p>
      <text:p text:style-name="P51">Così un giorno Giovanni nel parlare si spinse un po’ oltre e disse:</text:p>
      <text:p text:style-name="P51">“Chi sono io per te?” E la risposta della ragazza fu incredibile:</text:p>
      <text:p text:style-name="P51">“Tu sei la ragione per cui io mi alzo dal letto la mattina.”</text:p>
      <text:p text:style-name="P51">Giovanni in quel momento capì , che anche lei si era innamorata. Ma ora doveva riuscire ad ottenere l’impossibile: l’ approvazione di suo padre.</text:p>
      <text:p text:style-name="P51">E quindi tutto intimidito Giovanni andò dal padre dalla donna <text:s/>a chiedere la mano della <text:s/>figlia. </text:p>
      <text:p text:style-name="P51">E il padre, saggio, aveva già parlato con la figlia. Lei le aveva detto che lo amava, anche se era un contadino, e che voleva passare la vita con lui.</text:p>
      <text:p text:style-name="P51">Il padre, allora accettò, anche perché non gli interessava molto della figlia. Era la secondogenita,ed era donna, quindi era impossibile che lei avrebbe potuto avere in grembo l’erede. </text:p>
      <text:p text:style-name="P51">Quindi accettò il matrimonio, sostenne economicamente Rachele e Giovanni ,ma non li fece restare nella villa. Per loro fece costruire una piccola cascina a Colombare, vicino alla <text:s/>casa della famiglia di Giovanni. </text:p>
      <text:p text:style-name="P51">Perché approvava il padre, ma non voleva che si venisse a sapere, quindi li allontanò dal Paese.</text:p>
      <text:p text:style-name="P51">Però il padre, ora doveva anche lavorare di più, non avrebbe più curato l’orto, ma aveva molti terreni , divenuti di sua proprietà . E quindi doveva gestire quelli.</text:p>
      <text:p text:style-name="Subtitle"/>
      <text:p text:style-name="P110">Il futuro Signore</text:p>
      <text:p text:style-name="P19"/>
      <text:p text:style-name="P40">Passarono gli anni , e il fratello maggiore di Rachele, non riusciva ad avere figli maschi, ci aveva provato a lungo, ma ebbe ben <text:span text:style-name="T61">sette</text:span> figlie. Le famose “<text:span text:style-name="T61">Sette</text:span> sorelle”. <text:span text:style-name="T62">Quindi mancava un erede maschio per continuare la dinastia. </text:span></text:p>
      <text:p text:style-name="P56">E <text:span text:style-name="T124">suo</text:span> padre, frustrato a causa di <text:s/>questa situazione, e arrabbiato col figlio; decise di farlo uccider<text:span text:style-name="T66">e .Il marito era morto, però intanto la giovane <text:s/>moglie, </text:span><text:span text:style-name="T131">poteva rimanere a corte. Lei era molto brava a tessere la lana, a cucire, quindi avrebbe lavorato con la sarta di corte.</text:span></text:p>
      <text:p text:style-name="P52">Rachele e Giovanni,tornarono a essere importanti pe<text:span text:style-name="T67">r Moscazzano</text:span><text:span text:style-name="T3">. <text:line-break/>Perché ora </text:span><text:span text:style-name="T63">che Rachele era incinta</text:span><text:span text:style-name="T3">, se avesse avuto un figlio maschio, sarebbe diventato “Signore di Moscazzano”. </text:span></text:p>
      <text:p text:style-name="P53">Il padre di Rachele non immaginava che questo sarebbe potuto avvenire, e si pentì di aver lasciato fare il matrimonio tra i due , pero…</text:p>
      <text:p text:style-name="P54"><text:span text:style-name="T130">Era</text:span> 25 dicembre del 1<text:span text:style-name="T123">6</text:span>48 . Il giorno di Natale . Rachele<text:span text:style-name="T63"> partorì </text:span><text:span text:style-name="T64">un maschio.</text:span></text:p>
      <text:p text:style-name="P55"><text:span text:style-name="T65">L</text:span>ui <text:span text:style-name="T65">sarebbe diventato </text:span>il Signore di Moscazzano; la città era salva . </text:p>
      <text:p text:style-name="P41">Tutti capirono che quel bambino, era un vero e proprio dono divino, quindi decisero di chiamarlo <text:span text:style-name="T68">Donato.</text:span></text:p>
      <text:p text:style-name="P42">Donato, era figlio di Rachele, <text:s/><text:span text:style-name="T5">una nobil </text:span><text:span text:style-name="T69">donna, che siamo certi fosse molto intelligente. Infatti fu proprio lei ad insegnare al figlio, e non la zia.</text:span></text:p>
      <text:p text:style-name="P43">Ed era figlio di Giovanni; il quale sapeva fare soltanto i conti che gli servivano per capire quanto era grande <text:s/>il suo campo , quindi <text:span text:style-name="T70">era quasi un analfabeta.</text:span></text:p>
      <text:p text:style-name="P44">Il bambino crebbe e iniziò a capire quanto era importante. Più passava il tempo, <text:span text:style-name="T71">più lui lasciava la casa di campagna, per stare col nonno al Palazzo Albergoni.</text:span> Questo perché il nonno ormai aveva designato lui come suo erede, quindi lo stava preparando per diventare il Signore di Moscazzano. </text:p>
      <text:p text:style-name="P13">A quell’ epoca il territorio di Moscazzano , comprendeva oltre al Paese <text:s/>tutti i terreni delle Colombare, che erano appunto dove <text:span text:style-name="T15">c’era la residenza dei genitori di Donato <text:s/>e basta:</text:span> non c’ era nient altro. </text:p>
      <text:p text:style-name="P108"/>
      <text:p text:style-name="P109">I primi passi da signore</text:p>
      <text:p text:style-name="P20"/>
      <text:p text:style-name="P57">Altro tempo passò e Donato cresceva sempre più viziato e con sempre più insegnamenti, da parte del nonno. Tutto quello che spettava al futuro Signore. Non gli mancava mai nulla; il nonno cercava di fargli c<text:span text:style-name="T72">omprendere</text:span> l’ importanza del ruolo che avrebbe avuto, della città, di tutto. </text:p>
      <text:p text:style-name="P13">Donato , aveva solo 15 anni , ma capì che Moscazzano non poteva rimanere così piccolo… Doveva ingrandirsi , cercare di ampliare i propri domini a territori vicini , e vist<text:span text:style-name="T16">o che poi buona parte dei territori entro il territorio di Moscazzano erano campagne, bisognava urbanizzarle.</text:span></text:p>
      <text:p text:style-name="P58">Per diventare Signore di Moscazzano;il Signore attuale doveva averti designato come erede. E se avesse abdicato o fosse morto, entro il 31 dicembre, <text:span text:style-name="T73">a partire dall’ anno nuovo, sarebbe diventato signore di Moscazzano.</text:span></text:p>
      <text:p text:style-name="P103"><text:span text:style-name="T24">I</text:span><text:span text:style-name="T23">l giorno di Natale del ‘63 , ci fu la festa di Natale </text:span><text:span text:style-name="T25">della famiglia</text:span><text:span text:style-name="T23"> , ma sopratutto fu il giorno in cui Donato </text:span><text:span text:style-name="T35">fu </text:span><text:span text:style-name="T36">nominato</text:span><text:span text:style-name="T35"> ufficialmente erede dal nonno.</text:span></text:p>
      <text:p text:style-name="P104"><text:span text:style-name="T35">S</text:span><text:span text:style-name="T23">e il nonno avrebbe abdicato entro quei pochi giorni che rimanevano prima del 64, Donato sarebbe diventato Signore. </text:span></text:p>
      <text:p text:style-name="P59">Ma non ci fu bisogno che il nonno abdicasse. Il 1° Gennaio Donato divenne Signore, perché il nonno era morto.</text:p>
      <text:p text:style-name="P60">Fu trovato <text:span text:style-name="T74">il corpo</text:span> nel <text:span text:style-name="T75">giardino</text:span> della villa dal padre di Donato, mentre <text:span text:style-name="T75">era lì a lavorare</text:span>. Incarico che continuava a fare nonostante l’ età avanzata.</text:p>
      <text:p text:style-name="P61">Giovanni trovò il suocero morto con forte perdita di sangue, segno di <text:span text:style-name="T76">pugnalamento</text:span>. Ma non disse questa cosa a nessuno,eccetto a Donato.</text:p>
      <text:p text:style-name="P62">In<text:span text:style-name="T77">oltre </text:span>rivelò al figlio che era stato lui a far ucciderlo. <text:span text:style-name="T78">Poiché nell’ultimo periodo aveva capito due cose: il nonno non avrebbe abdicato nel breve periodo, e sopratutto le ultime decisioni prese dal nonno, non ancora fortunatamente in atto, avrebbero messo in una brutta situazione il futuro Signore, quindi Donato.</text:span></text:p>
      <text:p text:style-name="P63">Giovanni lo uccise con quattro coltellate, senza pietà, e senza timore di nessuno. </text:p>
      <text:p text:style-name="P63">Infatti il figlio, non fece nulla contro questa cosa, ma anzi cercò di <text:s/>mettere più silenzio possibile attorno alla morte del nonno. </text:p>
      <text:p text:style-name="P64">Divenne Signore, nel rispetto del nonno morto, ma anche nel rispetto del padre, che aveva fatto una cosa del genere, per permettere a Donato un futuro <text:s/>migliore.</text:p>
      <text:p text:style-name="P101"><text:span text:style-name="T23">Sin dal primo periodo di </text:span><text:span text:style-name="T37">carica di Donato</text:span><text:span text:style-name="T23">, si capì che ora Moscazzano faceva sul serio. </text:span><text:span text:style-name="T26">V</text:span><text:span text:style-name="T23">oleva seriamente andare ad ampliare i propri territori , e ad urbanizzare le campagne che già gli </text:span><text:span text:style-name="T27">appartenevano</text:span><text:span text:style-name="T23">. <text:s/>Ma </text:span><text:span text:style-name="T38">per farlo, doveva ottenere il permesso delle altre autorità che gli stavano sopra.</text:span><text:span text:style-name="T23"> In particolare il Vescovo </text:span><text:span text:style-name="T28">di Crema, che era riuscito ad ottenere la carica grazie </text:span><text:span text:style-name="T29">anche </text:span><text:span text:style-name="T28"><text:s/>al nonno di Donato, e che quindi vedeva bene il nipote, <text:s/>e poi ovviamente ai Dogi Veneziani, i quali comunque sostenettero in questa volontà Donato <text:s/>, perché sarebbe andato a guadagnare territori più vicini al confine con Milano.</text:span></text:p>
      <text:p text:style-name="P102"><text:span text:style-name="T30">I veneziani</text:span><text:span text:style-name="T23"> lo sostennero <text:s/>, a patto che , non chiedesse soldi a loro. Per</text:span><text:span text:style-name="T31">ché</text:span><text:span text:style-name="T23"> non era un periodo semplice . Milano e Venezia erano spesso in lotta, anche tra singoli comuni confinanti, come nel nostro caso , e poi era un periodo spesso pieno di epidemie.. </text:span></text:p>
      <text:p text:style-name="P15">Quindi Donato era sostenuto, da un punto di vista morale dal Vescovo, che in visita a territori limitrofi, aveva parlato con i cittadini molto bene di Moscazzano; e dai dogi, che in caso di attacco a territori di Milano, avrebbero fornito un esercito. </text:p>
      <text:p text:style-name="P15">E poi, Donato si alleò con Crema. <text:span text:style-name="T79">Lo fece togliendo i dazi tra i due Paesi. Questa cosa favorì l’ingresso di merci e persone, e permise a entrambi i Paesi di crescere.</text:span></text:p>
      <text:p text:style-name="P14"/>
      <text:p text:style-name="Subtitle"/>
      <text:p text:style-name="P110">Crescita</text:p>
      <text:p text:style-name="P23"/>
      <text:p text:style-name="P99"><text:span text:style-name="T23">Ma passarono gli anni e le idee di Donato non si erano ancora realizzate, perché troppe volte ci aveva ripensato,</text:span><text:span text:style-name="T39">per vari motivi,ma </text:span><text:span text:style-name="T32">forse</text:span><text:span text:style-name="T23"> </text:span><text:span text:style-name="T39">sopratutto </text:span><text:span text:style-name="T23">a causa della Giovane età. </text:span><text:span text:style-name="T33">Però nel frattempo i rapporti con Crema migliorarono ulteriormente, a tal punto che Ludovico Giovanni Benzoni, all’epoca Signore di Crema , propose a Donato la figlia Sofia in sposa.</text:span></text:p>
      <text:p text:style-name="P65">Sofia era una donna incredibile, <text:span text:style-name="T127">che </text:span>a Donato ricordava molto anche la figura della madre. Istruita, bella, intelligente,di una famiglia nobile, più di quella di Donato. Donato sin dal <text:s/>primo momento che la vide si innamorò. Ludovico, prima di proporgliela in sposa, li fece conoscere, passarono molto tempo insieme, e fu lui a capire <text:s/>che i due si dovevano sposare. Infatti parlò con Donato, e gliela propose come sposa.</text:p>
      <text:p text:style-name="P65">Donato, oltre che ad esserne innamorato, sapeva che avrebbe avuto anche dei <text:s/>vantaggi a livello amministrativo. Con quel matrimonio Crema e Moscazzano erano diventati legatissimi, inoltre anche l’intelligenza di Sofia aveva colpito Donato. Sapeva che una moglie così, poteva dargli una grande mano ad amministrare il Paese, e sapeva molto bene certe cose, essendo cresciuta in un ambiente nobile.</text:p>
      <text:p text:style-name="P66">I due si sposarono e da quel momento la donna diventò consigliera personale di Donato. Dietro ogni decisione del Signore, c’era <text:span text:style-name="T80">anche lei.</text:span></text:p>
      <text:p text:style-name="P67">Nei primi momenti successivi al matrimonio, Donato era pieno di incertezze, non sapeva bene come muoversi per fare l’ unica cosa che gli interessava: far diventare <text:s/>grande Moscazzano.</text:p>
      <text:p text:style-name="P26">Fu proprio Sofia, a consigliare a Donato di <text:span text:style-name="T81">provare a </text:span>concentrarsi nella preghiera per sciogliere i propri dubbi . E <text:span text:style-name="T82">lui</text:span> pregò, moltissimo, passava le ore nella preghiera <text:s/>. A tal punto che i cittadini di Moscazzano iniziarono a dubitare <text:s/>di lui, e pure il padre di Sofia. Non stava facendo nulla . <text:span text:style-name="T82">Sembrava quasi un matto dal tanto che pregava.</text:span></text:p>
      <text:p text:style-name="P100"><text:span text:style-name="T23">E </text:span><text:span text:style-name="T40">i paesani nel frattempo</text:span><text:span text:style-name="T23"> soffrivano, perché c’erano molti giovani che morivano, molte famiglie che </text:span><text:span text:style-name="T41">pativano</text:span><text:span text:style-name="T23"> la fame, </text:span><text:span text:style-name="T42">a causa</text:span><text:span text:style-name="T23"> di una povertà molto elevata, </text:span><text:span text:style-name="T34">c’ erano carestie, gli agricoltori, come i cugini di Donato, faticavano</text:span><text:span text:style-name="T23">...</text:span></text:p>
      <text:p text:style-name="P38">Ma Donato capì questo , e capì quindi che attaccare i villaggi limitrofi non aveva senso. <text:span text:style-name="T83">Infatti migliorò i rapporti con i Paesi vicini; Rovereto e Montodine. E non fece nulla contro gli altri Paesi.</text:span></text:p>
      <text:p text:style-name="P39">E dopo aver migliorato i rapporti <text:span text:style-name="T84">con Montodine</text:span>, decise di far urbanizzare alcuni territori, che si trovavano vicino alle cosiddette fughe, che erano il confine <text:span text:style-name="T84">tra i due paesi, ma erano territori rurali</text:span>. Qualche costruzione dalla parte di Montodine, e qualche dalla parte di Moscazzano. <text:span text:style-name="T85">In questi nuovi territori</text:span>, venivano svolti dei mestieri, c’ erano cascin<text:span text:style-name="T18">e</text:span> … E <text:span text:style-name="T86">ciò</text:span> portò <text:span text:style-name="T18">richiesta di lavoro e </text:span><text:s/>molti cittadini sia di Moscazzano, che di Montodine, <text:span text:style-name="T18">riuscirono a migliorare le proprie vite.</text:span></text:p>
      <text:p text:style-name="P68">Quelli di Rovereto però non erano contenti invece. Vedevano che Donato di là aveva fatto qualcosa, urbanizzato… invece da loro non voleva fare nulla. </text:p>
      <text:p text:style-name="P105"><text:span text:style-name="T23">Ma </text:span><text:span text:style-name="T43">c’era un motivo</text:span><text:span text:style-name="T23">;</text:span><text:span text:style-name="T44"> nei territori al confine con Rovereto, i Ginelì, succedeva qualcosa di strano. </text:span><text:span text:style-name="T23">Una volta ad esempio il suo cavallo appena passati i Ginelì, per andare verso Rovereto , morì. </text:span></text:p>
      <text:p text:style-name="P106"><text:span text:style-name="T23">Lui pensò che il problema erano i Signori di Rovereto, che erano gelosi di Donato, e gli andavano contro in ogni modo potevano.</text:span><text:span text:style-name="T45"> </text:span><text:span text:style-name="T46">Lo facevano perché Donato, voleva che gli abitanti dei Ginelì di Rovereto si andassero a <text:s/>trasferire nelle fughe.</text:span></text:p>
      <text:p text:style-name="P69">Quindi Donato andò a parlare con questi cittadini, gli <text:span text:style-name="T87">raccontò</text:span> dell’ostilità dei loro Signori verso la sua figura e li invitò a trasferirsi subito.</text:p>
      <text:p text:style-name="P70">Loro lo fecero e questi territori si svuotarono, e diventarono disabitati.</text:p>
      <text:p text:style-name="P2">i genitori di Donato, non fecero in tempo a vedere quanto di buono fatto dal figlio, <text:s/>perché erano morti, insieme ,in un incidente a cavallo, proprio mentre passavano nella zona dei <text:soft-page-break/>Ginelì, <text:span text:style-name="T6">e infatti fu quello un altro degli elementi a far prendere la decisione a Donato.</text:span></text:p>
      <text:p text:style-name="P111"/>
      <text:p text:style-name="P112">L’invidia è una brutta bestia</text:p>
      <text:p text:style-name="P21"/>
      <text:p text:style-name="P71">Tutta questa affermazione di Donato, non era gradita alla zia. La vedova del marito, fatto uccidere perché assieme alla donna non era stato in grado di dare degli eredi maschi.</text:p>
      <text:p text:style-name="P72">La zia continuava ad insegnare alla corte, ma ad un certo era punto stanca di questa situazione; lei viveva a corte ospitata da Donato, faceva quello che gli diceva lui o altri membri della famiglia, non aveva libertà ecc. </text:p>
      <text:p text:style-name="P72">Poco tempo prima del matrimonio di Donato e Sofia, la zia aveva proposto sua figlia in sposa a Donato. Un matrimonio tra cugini, <text:span text:style-name="T88">questa </text:span><text:s/>figlia era l’ unica delle sette sorelle che non era ancora <text:span text:style-name="T88">sposata e che non aveva ancora lasciato la corte. La zia pensava che così poteva ottenere potere lei, e poteva far avere un futuro migliore alla figlia.</text:span></text:p>
      <text:p text:style-name="P73">Ma Donato, rifiutò sconcertato la proposta. Fu quasi schifato dalla proposta <text:s/>della zia, era assolutamente contro ai matrimoni tra <text:s/>parenti e <text:s/>si infuriò molto, dunque rese ancora più difficile la vita alla zia e alla cugina.</text:p>
      <text:p text:style-name="P74">Questi furono i motivi che portarono allo stremo la zia. Così un giorno, dopo un’ultima discussione molto accesa con Donato, al termine della quale la zia disse addirittura queste parole:</text:p>
      <text:p text:style-name="P74">“Me ades ta maled<text:span text:style-name="T89">ì</text:span>se a te e ai t<text:span text:style-name="T90">ȏ</text:span> f<text:span text:style-name="T90">ᴔ</text:span><text:span text:style-name="T89">i</text:span>.”<text:note text:id="ftn1" text:note-class="footnote"><text:note-citation>1</text:note-citation><text:note-body><text:p text:style-name="P107">In dialetto creamasco-lombardo vuol dire : “Io adesso ti maledisco a te e ai tuoi figli”.</text:p></text:note-body></text:note></text:p>
      <text:p text:style-name="P75"><text:span text:style-name="T92">Donato non diede molto peso al senso letterale di quello detto, ma comunque </text:span>cacciò la zia, e lei prese quel poco che aveva e con sua figlia se ne andò. </text:p>
      <text:p text:style-name="P74">Ma non andò molto lontano, a Rovereto trovò l’ospitalità dei S<text:span text:style-name="T93">ignori, che le diedero un posto dove andare a stare: le case abbandonate vicino ai Ginelì.</text:span></text:p>
      <text:p text:style-name="P76">Quindi la zia abitava comunque ancora molto vicino a Donato.</text:p>
      <text:p text:style-name="P35"/>
      <text:p text:style-name="P34">Passarono diversi anni , con la precisione ora correva l’ anno 1677, Donato aveva 3 figli.</text:p>
      <text:p text:style-name="P36">La sua vita era un successo , e della zia , non ne aveva più notizie , anche perché si trasferì <text:span text:style-name="T94">nuovamente</text:span>, e <text:span text:style-name="T94">que</text:span><text:span text:style-name="T95">lle vecchie</text:span><text:span text:style-name="T94"> case furono completamente demolite.</text:span></text:p>
      <text:p text:style-name="P77">A Moscazzano andava <text:s/>tutto relativamente bene. Sicuramente meglio di quando Donato nacque. La popolazione stava bene, non soffriva più la fame, tanto più che ci fu un grande aumento demografico . Quell’ anno nacquero quasi <text:span text:style-name="T7">500</text:span> bambini.</text:p>
      <text:p text:style-name="P78">I territori in cui era stato investito, erano stati fondamentali nella crescita e o<text:span text:style-name="T96">ra Venezia vedeva molto bene Moscazzano, e pure il <text:s/>nuovo Vescovo. <text:s/></text:span></text:p>
      <text:p text:style-name="P37"><text:s/><text:span text:style-name="T137">Questi </text:span>aveva detto a Donato <text:s/>3 anni prima di ristrutturare e mettere a posto il Santuario della Madonna dei Prati, e fu fatto. Fu migliorato ulteriormente , fino a diventare molto simile a quello attuale…</text:p>
      <text:p text:style-name="P3">Inoltre aveva ampliato i territori. <text:span text:style-name="T99">Aveva costruito nuove cascine fuori da Moscazzano più vicino ai campi di Credera e Rovereto.</text:span> Erano fra i <text:span text:style-name="T19">G</text:span>inelì e Moscazzano. <text:span text:style-name="T100">A queste cascine fu data maggiore autonomia rispetto al Paese</text:span>…<text:span text:style-name="T97">Ma poca, solo </text:span><text:span text:style-name="T101">in merito </text:span><text:span text:style-name="T97"><text:s/>a caccia, raccolto </text:span><text:span text:style-name="T104">e alla scuola</text:span><text:span text:style-name="T97"> erano autonomi. </text:span></text:p>
      <text:p text:style-name="P108"/>
      <text:p text:style-name="P109">Morti </text:p>
      <text:p text:style-name="P3"/>
      <text:p text:style-name="P79">Fu proprio da quest<text:span text:style-name="T102">e cascine</text:span>, che all‘incominciare dell‘anno successivo; il 1678, che arrivarono le prime notizie a Donato, di morti premature di bambini. </text:p>
      <text:p text:style-name="P79"><text:span text:style-name="T98">Tutti quelli che erano morti, avevano manifestato gli stessi sintomi. </text:span>Macchie <text:span text:style-name="T20">nere</text:span> sul viso , <text:s/><text:span text:style-name="T20">bubboni rossi nella zona dei linfonodi, </text:span>vomitavano in continuazione…</text:p>
      <text:p text:style-name="P80">Ma i genitori ,nonostante rimane<text:span text:style-name="T21">ssero</text:span> <text:span text:style-name="T8">a contatto coi bambini, </text:span><text:span text:style-name="T99">non stavano male, non si ammalavano. Quindi capirono che era qualcosa di diverso dalla peste, che tante volte era passata su queste zone ed aveva ucciso chiunque.</text:span></text:p>
      <text:p text:style-name="P81">Gli unici che si ammalavano erano i bambini, e per il momento, <text:span text:style-name="T103">erano solo quelli di queste cascine.</text:span></text:p>
      <text:p text:style-name="P82">Ma la notizia di ciò che avveniva, arrivò dopo qualche settimana in Paese, nei giorni appena prima del Carnevale. In quel momento l’ unica cosa che poté fare Donato per fermare il contagio, era di cancellare le celebrazioni per il Carnevale, <text:span text:style-name="T104">e ovviamente chiudere la scuola delle cascine</text:span>.</text:p>
      <text:p text:style-name="P82"/>
      <text:p text:style-name="P83">Fatto ciò,egli, insieme al dottore e al parroco, andò a trovare le famiglie <text:s/>dei bambini morti o ammalati.</text:p>
      <text:p text:style-name="P85">Molti dei genitori, dissero che era iniziato tutto d<text:span text:style-name="T132">opo poco che</text:span> <text:span text:style-name="T132">si era trasferita una donna in una delle nuove cascine. La donna era stata molto gentile con tutte <text:s/>le famiglie vicine, e appena arrivata aveva regalato a ogni bambino degli indumenti, da lei prodotti.<text:line-break/></text:span><text:span text:style-name="T133">Donato non riusciva a capire come era possibile che i bambini dopo aver indossato questi indumenti, manifestarono i sintomi. </text:span></text:p>
      <text:p text:style-name="P84">Così decise di andare a trovarla, per parlare con lei, anche se non era stata più vista, da quando Donato <text:span text:style-name="T105">aveva chiuso la scuola. Andò nella sua casa, che era di proprietà di Donato, quindi aveva le chiavi.</text:span></text:p>
      <text:p text:style-name="P86">Bussò più volte alla porta,ma non gli fu aperto, così aprì lui, siccome si era tirato dietro le chiavi. <text:s/>Quando entrò la prima sensazione fu quella di una casa sciupata era <text:s/>piena di polvere, tutta messa a soqquadro. Sembrava che qualcuno fosse stato lì e l’ avesse conciata così. Inoltre c’erano segni di sangue ovunque per la <text:span text:style-name="T138">abitazione</text:span>, quasi a formare una scia</text:p>
      <text:p text:style-name="P86">Passò in rassegna le stanze, seguendo le traccie di sangue,senza mai trovare la donna,fino a quando non arrivò nella soffitta. </text:p>
      <text:p text:style-name="P86">Trovò il corpo morto, sopra al quale <text:s/>c’eran<text:span text:style-name="T138">o</text:span> <text:span text:style-name="T138">i topi che banchettavano .</text:span></text:p>
      <text:p text:style-name="P87">Qualcosa di molto strano era successo , non poteva essersi ridotta così da sola...</text:p>
      <text:p text:style-name="P31"/>
      <text:p text:style-name="P32">Nel frattempo però morivano sempre più bambini , solo in que<text:span text:style-name="T106">lle cascine</text:span>, eravamo arrivati a quasi 50 bambini . </text:p>
      <text:p text:style-name="P33">Così solo ora, passa<text:span text:style-name="T135">ti sette giorni </text:span>dal Carnevale, Donato emanò il Comunicato, <text:span text:style-name="T107">in cui si vietava di andare da una parte all’altra del Paese</text:span>. <text:span text:style-name="T107">Le uniche persone che potevano farlo era chi lo necessitava per motivi di lavoro, per il resto si poteva solo uscire dal Paese facendo la stessa strada avanti e indietro passando nei campi, ma non da dentro.</text:span></text:p>
      <text:p text:style-name="P88"><text:span text:style-name="T107">Dopo una settimana </text:span><text:span text:style-name="T108">però iniziarono a morire alt</text:span><text:span text:style-name="T109">r</text:span><text:span text:style-name="T108">i </text:span>bambini da <text:span text:style-name="T108">parti diverse</text:span> del Paese,<text:span text:style-name="T109">sempre </text:span><text:span text:style-name="T136">di più </text:span><text:span text:style-name="T109">si ammalavano</text:span>...<text:span text:style-name="T110">L’ epidemia si stava diffondendo in</text:span> <text:span text:style-name="T110">tutto il paese e in tutte le zone del paese. </text:span><text:span text:style-name="T134">Questo voleva dire che la donna era passata e aveva lasciato dei vestiti anche di lì.</text:span></text:p>
      <text:p text:style-name="P97">Tra gli infetti c’ erano anche i tre figli di Donato. Uno dei tre figli, morì qualche ora dopo che aveva manifestato i sintomi. </text:p>
      <text:p text:style-name="P98">Donato scoprì della morte dei figlio, nel momento in cui scoprì che erano tutti malati. E gli fu detto che anche loro avevano ricevuto dei vestiti, da una donna che li aveva <text:s/>consegnati da dare in regalo ai figli del Signore. </text:p>
      <text:p text:style-name="P98"><text:soft-page-break/>Ora che un figlio era morto, e altri due malati, iniziò a trascorre più tempo a casa , nella speranza che nel frattempo il dottore potesse trovare una cura. </text:p>
      <text:p text:style-name="P97">Ma passarono tre giorni e anche il secondo figlio morì. E il padre non poteva fare nulla, se non sperare bene per il terzo figlio, l’ unico rimasto. Che nonostante manifestasse i sintomi a pieno, era ancora vivo, col passare dei giorni.</text:p>
      <text:p text:style-name="P89"/>
      <text:p text:style-name="P108"><text:tab/> </text:p>
      <text:p text:style-name="P109"><text:span text:style-name="T22">Periodi </text:span><text:span text:style-name="T17">difficili producono persone forti</text:span></text:p>
      <text:p text:style-name="P4"><text:tab/></text:p>
      <text:p text:style-name="P5">Donato ora era in crisi, non sapeva cosa fare. Il bel Paese che aveva tirato su , si stava frantumando di nuovo. <text:span text:style-name="T111">In particolare però i figli, i bambini, il futuro del Paese stavano morendo. In più vedere il figlio più piccolo soffrire, faceva star male anche Donato, che per la prima volta nella vita si sentiva impotente.</text:span></text:p>
      <text:p text:style-name="P90">Un po’ di speranza gli arrivò, quando sentì la notizia di un bambino che aveva manifestato i sintomi, ma poi era riuscito a salvarsi dalla malattia e a guarire completamente.</text:p>
      <text:p text:style-name="P91">Si consultò con Sofia, che anche lei era <text:span text:style-name="T139">molto triste</text:span> a causa della morte dei due figli. <text:span text:style-name="T112">Ella ancora una volta consigliò la preghiera come soluzione, questo perché lei era molto credente. Lei pregava molto e nell’ultimo tempo disse che aveva pregato di più ed era iniziata a stare meglio. Così Donato decise di imporre tre giorni di preghiera per i bambini in tutto il paese.</text:span></text:p>
      <text:p text:style-name="P92">Tutte le famiglie dovevano restare a casa a pregare per questi tre giorni, e i parroci passavano casa per casa a fornire gli alimenti e ad aiutare nella preghiera.</text:p>
      <text:p text:style-name="P8">Gli unici che poterono usufruire della Chiesa, furono <text:span text:style-name="T112">la famiglia di Donato. I quali chiamarono anche il </text:span><text:span text:style-name="T140">V</text:span><text:span text:style-name="T112">escovo ed il bambino che si era salvato e <text:s/>andarono a pregare al Santuario della Madonna dei Prati.</text:span></text:p>
      <text:p text:style-name="P7">Alle ore 3 del <text:s/>pomeriggio del <text:span text:style-name="T112">terzo</text:span> giorno, i presenti ebbero una visione. <text:span text:style-name="T112">D</text:span><text:span text:style-name="T9">ue brutte donne, due streghe, che </text:span><text:span text:style-name="T141">cucivano dei vestiti. </text:span><text:span text:style-name="T9">In particolare però Sofia nella sua visione, vedeva la propria casa. <text:s/>I propri figli. </text:span><text:span text:style-name="T141">E le due donne che si dirigevano a dargli i vestiti da loro cuciti, ma che prima di farlo , misero qualcosa, una sostanza, sui vestiti per due figli, ma non per il terzo figlio, quello ancora vivo.</text:span></text:p>
      <text:p text:style-name="P45"/>
      <text:p text:style-name="P45"/>
      <text:p text:style-name="Subtitle"/>
      <text:p text:style-name="P110">Caccia alle streghe</text:p>
      <text:p text:style-name="P6"/>
      <text:p text:style-name="P29">E così Donato, riuscì a capire . <text:span text:style-name="T113">Capì cosa stava avvenendo, e soprattutto quale era la causa di tutto questo.</text:span></text:p>
      <text:p text:style-name="P29">Ebbe infatti un ricordo, della maledizione lanciata dalla cugina e dalla zia. <text:span text:style-name="T114">La maledizione che era stata lanciata contro Donato e suoi figli. Donato infatti considerava suoi figli tutti i giovani cittadini del paese.</text:span></text:p>
      <text:p text:style-name="P93">Gli tornarono in mente anche le parole dette dai genitori delle cascine. I quali dissero che era successo tutto da<text:span text:style-name="T141">i vestiti donati da una signora</text:span>. Quella che poi Donato trovò morta. </text:p>
      <text:p text:style-name="P93">E ricordò che sua zia, era una <text:span text:style-name="T141">abile tessitrice, e pensò</text:span> quindi che la zia era <text:span text:style-name="T117">la </text:span>strega, in grado di fare cose sovrannaturali, come cambiare corpo, per fingersi una giovane, oppure come fingere la morte, con segni visivi, ma in realtà si trattava tutta di una illusione da lei creata.</text:p>
      <text:p text:style-name="P30"><text:span text:style-name="T118">Dunque</text:span> Donato <text:span text:style-name="T116">pensò</text:span> che l’ unico modo per annullare la maledizione,e far guarire chi era ancora in vita, compreso suo figlio; <text:span text:style-name="T115">era quello di trovare le due streghe, </text:span><text:span text:style-name="T119">zia e cugina, e bruciarle vive. </text:span><text:span text:style-name="T129">Questo perché molte volte le streghe avevano lanciato maledizioni che passavano una volta fatte bruciare.</text:span></text:p>
      <text:p text:style-name="P30">Iniziò quindi <text:s/>una lunga ricerca alle due; non era semplice, <text:span text:style-name="T120">ma casualmente il primo posto che venne in mente a Donato dove cercare, fu proprio quello in cui <text:s/>le trovarono. </text:span></text:p>
      <text:p text:style-name="P94">La ricerca era svolta da Donato con un gruppo armato di circa cinquanta cittadini, andarono a cercare come primo posto, la vecchia residenza a Rovereto, poi abbandonata.</text:p>
      <text:p text:style-name="P95">Donato e i suoi sostenitori, circondarono l’ area, fino a che dal frastuono, furono <text:span text:style-name="T142">l</text:span>e <text:span text:style-name="T142">due strehghe</text:span> a uscire, e consegnarsi al proprio destino. Erano rassegnate. Il diavolo gli aveva fatto capire che per loro era finita. </text:p>
      <text:p text:style-name="P95">Uscirono e non ci fu nemmeno bisogno delle armi, vennero prese da alcuni e legate fra di loro. </text:p>
      <text:p text:style-name="P95">Poi fu fatto accendere il fuoco. E appena la temperatura fu sufficiente, vennero bruciate. <text:span text:style-name="T47"><text:s/></text:span></text:p>
      <text:p text:style-name="P96">Quel territorio in cui avvenne il fatto, prese proprio il nome di Rovereto, poiché vennero bruciati i roveri per accendere il fuoco.</text:p>
      <text:p text:style-name="P11"/>
      <text:p text:style-name="P12"/>
      <text:p text:style-name="P9"/>
      <text:p text:style-name="P9"/>
      <text:p text:style-name="P9"/>
      <text:p text:style-name="P9"/>
      <text:p text:style-name="P24"/>
      <text:p text:style-name="P24"/>
      <text:p text:style-name="P24"/>
      <text:p text:style-name="Subtitle"/>
      <text:p text:style-name="P110">Salvezza</text:p>
      <text:p text:style-name="P25"><text:span text:style-name="T47">Quasi istantaneamente dopo il rogo, la maledizione sparì. Quelli che erano malati guarirono, </text:span><text:span text:style-name="T128">compreso il figlio di Donato. </text:span><text:span text:style-name="T10">Qualsiasi segno , era scomparso completamente..</text:span></text:p>
      <text:p text:style-name="P10"/>
      <text:p text:style-name="P27">Donato , era tornato quindi ad essere un eroe ,per Moscazzano ,e passò alla storia, anche per aver salvato appunto questi bambini. </text:p>
      <text:p text:style-name="P27">In onore di tutti i bambini morti, fece erigere la Cappella dei Murtì che ancora oggi r<text:span text:style-name="T11">icorda</text:span> questa storia…</text:p>
      <text:p text:style-name="P28">Qualche anno dopo la morte di Donato, in suo onore, gli abitanti dei territori, <text:span text:style-name="T121">di quelle cascine da cui iniziarono a morire i bambini, decisero di dare nome a quelle cascine, che <text:s/>diventarono Cascine San Donato.</text:span></text:p>
      <text:p text:style-name="P28"><text:line-break/><text:span text:style-name="T121">E oggi passando per queste terre, si <text:s/>sente ancora lo spirito di quest</text:span><text:span text:style-name="T122">e persone che tiene acceso un fuoco ai Ginelì.</text:span></text:p>
      <text:p text:style-name="P28"/>
      <text:p text:style-name="P28"/>
      <text:p text:style-name="Title">FINE</text:p>
      <text:p text:style-name="P6"/>
      <text:p text:style-name="P6"/>
      <text:p text:style-name="P6"/>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27T11:29:26.542000000</dc:date>
    <meta:editing-duration>PT12H18M32S</meta:editing-duration>
    <meta:editing-cycles>370</meta:editing-cycles>
    <meta:generator>LibreOffice/7.4.2.3$Windows_X86_64 LibreOffice_project/382eef1f22670f7f4118c8c2dd222ec7ad009daf</meta:generator>
    <dc:description>Non ci sono commenti</dc:description>
    <dc:subject>Storia reale inventata</dc:subject>
    <dc:title>Storia </dc:title>
    <meta:document-statistic meta:table-count="0" meta:image-count="0" meta:object-count="0" meta:page-count="13" meta:paragraph-count="136" meta:word-count="4108" meta:character-count="24257" meta:non-whitespace-character-count="20181"/>
  </office:meta>
</office:document-meta>
</file>